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aladea" svg:font-family="Calade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1" svg:font-family="Caladea" style:font-family-generic="swiss" style:font-pitch="variable"/>
    <style:font-face style:name="Arial1" svg:font-family="Arial" style:font-family-generic="system" style:font-pitch="variable"/>
    <style:font-face style:name="Caladea2"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75in" fo:margin-left="-0.0785in" fo:margin-top="0in" fo:margin-bottom="0in" table:align="left"/>
    </style:style>
    <style:style style:name="Table1.A" style:family="table-column">
      <style:table-column-properties style:column-width="2.875in"/>
    </style:style>
    <style:style style:name="Table1.B" style:family="table-column">
      <style:table-column-properties style:column-width="3.4993in"/>
    </style:style>
    <style:style style:name="Table1.1" style:family="table-row">
      <style:table-row-properties fo:keep-together="auto"/>
    </style:style>
    <style:style style:name="Table1.A1" style:family="table-cell">
      <style:table-cell-properties style:vertical-align="" fo:padding-left="0.0785in" fo:padding-right="0.075in" fo:padding-top="0in" fo:padding-bottom="0in" fo:border="0.5pt solid #000001"/>
    </style:style>
    <style:style style:name="P1" style:family="paragraph" style:parent-style-name="Standard">
      <style:paragraph-properties fo:margin-left="0in" fo:margin-right="0in" fo:margin-top="0.0693in" fo:margin-bottom="0.1665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P2" style:family="paragraph" style:parent-style-name="Standard">
      <style:paragraph-properties fo:margin-left="0in" fo:margin-right="0in" fo:margin-top="0.0693in" fo:margin-bottom="0.1665in" loext:contextual-spacing="false" fo:line-height="100%" fo:text-align="justify" style:justify-single-word="false" fo:keep-together="auto" fo:orphans="2" fo:widows="2" fo:text-indent="0in" style:auto-text-indent="false" fo:padding="0in" fo:border="none" fo:keep-with-next="auto"/>
    </style:style>
    <style:style style:name="P3" style:family="paragraph" style:parent-style-name="Standard" style:master-page-name="Standard">
      <style:paragraph-properties fo:margin-left="0in" fo:margin-right="0in" fo:margin-top="0.0693in" fo:margin-bottom="0.1665in" loext:contextual-spacing="false" fo:line-height="100%" fo:text-align="justify" style:justify-single-word="false" fo:keep-together="auto" fo:orphans="2" fo:widows="2" fo:text-indent="0in" style:auto-text-indent="false" style:page-number="1" fo:padding="0in" fo:border="none" fo:keep-with-next="auto"/>
      <style:text-properties fo:font-variant="normal" fo:text-transform="none"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0.3752in"/>
          <style:tab-stop style:position="6.2634in" style:type="right"/>
        </style:tab-stops>
      </style:paragraph-properties>
    </style:style>
    <style:style style:name="P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0.3752in"/>
          <style:tab-stop style:position="6.2634in" style:type="right"/>
        </style:tab-stops>
      </style:paragraph-properties>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0.3752in"/>
          <style:tab-stop style:position="6.2634in" style:type="right"/>
        </style:tab-stops>
      </style:paragraph-properties>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0.3752in"/>
          <style:tab-stop style:position="6.2634in" style:type="right"/>
        </style:tab-stops>
      </style:paragraph-properties>
      <style:text-properties style:text-position="0% 100%"/>
    </style:style>
    <style:style style:name="P9" style:family="paragraph" style:parent-style-name="Standard" style:master-page-name="Converted1">
      <style:paragraph-properties fo:margin-left="0in" fo:margin-right="0in" fo:margin-top="0in" fo:margin-bottom="0in" loext:contextual-spacing="false" fo:line-height="100%" fo:text-align="start" style:justify-single-word="false" fo:keep-together="auto" fo:orphans="2" fo:widows="2" fo:text-indent="0in" style:auto-text-indent="false" style:page-number="auto" fo:padding="0in" fo:border="none" fo:keep-with-next="auto"/>
    </style:style>
    <style:style style:name="P10" style:family="paragraph" style:parent-style-name="Standard">
      <style:paragraph-properties fo:margin-left="0in" fo:margin-right="0in" fo:margin-top="0.4902in" fo:margin-bottom="0in" loext:contextual-spacing="false" fo:line-height="100%" fo:text-align="end" style:justify-single-word="false" fo:keep-together="auto" fo:orphans="2" fo:widows="2" fo:text-indent="0in" style:auto-text-indent="false" fo:padding="0in" fo:border="none" fo:keep-with-next="always">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1" style:family="paragraph" style:parent-style-name="Standard">
      <style:paragraph-properties fo:margin-left="0in" fo:margin-right="0in" fo:margin-top="0in" fo:margin-bottom="0.4902in" loext:contextual-spacing="false" fo:line-height="100%" fo:text-align="end"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2" style:family="paragraph" style:parent-style-name="Standard">
      <style:paragraph-properties fo:margin-left="0in" fo:margin-right="0in" fo:margin-top="0in" fo:margin-bottom="0.4902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3" style:family="paragraph" style:parent-style-name="Standard">
      <style:paragraph-properties fo:margin-left="0in" fo:margin-right="0in" fo:margin-top="0in" fo:margin-bottom="0.1665in" loext:contextual-spacing="false" fo:line-height="100%" fo:text-align="center" style:justify-single-word="false" fo:keep-together="auto" fo:orphans="2" fo:widows="2" fo:text-indent="0in" style:auto-text-indent="false" fo:padding="0in" fo:border="none" fo:keep-with-next="always"/>
    </style:style>
    <style:style style:name="P14" style:family="paragraph" style:parent-style-name="Standard">
      <style:paragraph-properties fo:margin-left="0in" fo:margin-right="0in" fo:margin-top="0in" fo:margin-bottom="0.1665in" loext:contextual-spacing="false" fo:line-height="100%" fo:text-align="justify" style:justify-single-word="false" fo:keep-together="always" fo:orphans="2" fo:widows="2" fo:text-indent="0in" style:auto-text-indent="false" fo:padding="0in" fo:border="none" fo:keep-with-next="always"/>
    </style:style>
    <style:style style:name="P15" style:family="paragraph" style:parent-style-name="Standard">
      <style:paragraph-properties fo:margin-left="0in" fo:margin-right="0in" fo:margin-top="0in" fo:margin-bottom="0.1665in" loext:contextual-spacing="false" fo:line-height="100%" fo:text-align="justify" style:justify-single-word="false" fo:keep-together="auto" fo:orphans="2" fo:widows="2" fo:text-indent="0in" style:auto-text-indent="false" fo:padding="0in" fo:border="none" fo:keep-with-next="auto"/>
    </style:style>
    <style:style style:name="P16" style:family="paragraph" style:parent-style-name="Standard">
      <style:paragraph-properties fo:margin-left="0in" fo:margin-right="0in" fo:margin-top="0in" fo:margin-bottom="0.1665in" loext:contextual-spacing="false" fo:line-height="100%" fo:text-align="center" style:justify-single-word="false" fo:keep-together="auto" fo:orphans="2" fo:widows="2" fo:text-indent="0in" style:auto-text-indent="false" fo:break-before="page" fo:padding="0in" fo:border="none" fo:keep-with-next="always"/>
    </style:style>
    <style:style style:name="P17" style:family="paragraph" style:parent-style-name="Standard">
      <style:paragraph-properties fo:margin-top="0in" fo:margin-bottom="0.1665in" loext:contextual-spacing="false" fo:line-height="100%" fo:text-align="justify" style:justify-single-word="false"/>
      <style:text-properties style:text-position="0% 100%"/>
    </style:style>
    <style:style style:name="P18" style:family="paragraph" style:parent-style-name="Standard">
      <style:paragraph-properties fo:margin-top="0in" fo:margin-bottom="0.1665in" loext:contextual-spacing="false" fo:line-height="100%" fo:text-align="justify" style:justify-single-word="false">
        <style:tab-stops>
          <style:tab-stop style:position="3.8752in"/>
        </style:tab-stops>
      </style:paragraph-properties>
      <style:text-properties style:text-position="0% 100%"/>
    </style:style>
    <style:style style:name="P19" style:family="paragraph" style:parent-style-name="Standard">
      <style:paragraph-properties fo:margin-top="0in" fo:margin-bottom="0.1665in" loext:contextual-spacing="false" fo:line-height="100%" fo:text-align="center" style:justify-single-word="false"/>
      <style:text-properties style:text-position="0% 100%"/>
    </style:style>
    <style:style style:name="P20" style:family="paragraph" style:parent-style-name="Standard">
      <style:paragraph-properties fo:margin-top="0in" fo:margin-bottom="0.1665in" loext:contextual-spacing="false" fo:line-height="100%" fo:text-align="center" style:justify-single-word="false"/>
      <style:text-properties style:text-position="0% 100%" fo:font-weight="normal" style:font-weight-asian="normal"/>
    </style:style>
    <style:style style:name="P21" style:family="paragraph" style:parent-style-name="Standard">
      <style:paragraph-properties fo:margin-top="0in" fo:margin-bottom="0.1665in" loext:contextual-spacing="false" fo:line-height="100%" fo:text-align="center" style:justify-single-word="false"/>
    </style:style>
    <style:style style:name="P22" style:family="paragraph" style:parent-style-name="Standard">
      <style:paragraph-properties fo:margin-top="0in" fo:margin-bottom="0.1665in" loext:contextual-spacing="false" fo:line-height="100%" fo:text-align="center" style:justify-single-word="false"/>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3" style:family="paragraph" style:parent-style-name="Standard">
      <style:paragraph-properties fo:margin-top="0in" fo:margin-bottom="0.1665in" loext:contextual-spacing="false" fo:line-height="100%" fo:text-align="center" style:justify-single-word="false"/>
      <style:text-properties fo:font-weight="bold" style:font-weight-asian="bold"/>
    </style:style>
    <style:style style:name="P24" style:family="paragraph" style:parent-style-name="Standard">
      <style:paragraph-properties fo:margin-top="0in" fo:margin-bottom="0.1665in" loext:contextual-spacing="false" fo:line-height="100%" fo:text-align="center" style:justify-single-word="false" fo:break-before="page"/>
    </style:style>
    <style:style style:name="P25" style:family="paragraph" style:parent-style-name="Standard">
      <style:paragraph-properties fo:margin-top="0in" fo:margin-bottom="0in" loext:contextual-spacing="false"/>
    </style:style>
    <style:style style:name="P26" style:family="paragraph" style:parent-style-name="Standard">
      <style:paragraph-properties fo:margin-top="0in" fo:margin-bottom="0in" loext:contextual-spacing="false"/>
      <style:text-properties style:text-position="0% 100%"/>
    </style:style>
    <style:style style:name="P27" style:family="paragraph" style:parent-style-name="Standard">
      <style:paragraph-properties fo:margin-top="0in" fo:margin-bottom="0in" loext:contextual-spacing="false" fo:text-align="center" style:justify-single-word="false"/>
      <style:text-properties style:text-position="0% 100%" fo:font-weight="normal" style:font-weight-asian="normal"/>
    </style:style>
    <style:style style:name="P28" style:family="paragraph" style:parent-style-name="Standard">
      <style:paragraph-properties fo:margin-top="0in" fo:margin-bottom="0in" loext:contextual-spacing="false" fo:text-align="justify" style:justify-single-word="false"/>
      <style:text-properties style:text-position="0% 100%" fo:font-weight="normal" style:font-weight-asian="normal"/>
    </style:style>
    <style:style style:name="P29" style:family="paragraph" style:parent-style-name="Standard">
      <style:paragraph-properties fo:margin-top="0in" fo:margin-bottom="0in" loext:contextual-spacing="false" fo:text-align="center" style:justify-single-word="false"/>
      <style:text-properties style:text-position="0% 100%"/>
    </style:style>
    <style:style style:name="P30" style:family="paragraph" style:parent-style-name="Standard">
      <style:paragraph-properties fo:margin-top="0in" fo:margin-bottom="0in" loext:contextual-spacing="false">
        <style:tab-stops>
          <style:tab-stop style:position="0.5in"/>
          <style:tab-stop style:position="6.25in" style:type="right"/>
        </style:tab-stops>
      </style:paragraph-properties>
      <style:text-properties style:text-position="0% 100%"/>
    </style:style>
    <style:style style:name="P31" style:family="paragraph" style:parent-style-name="Standard">
      <style:paragraph-properties fo:margin-top="0in" fo:margin-bottom="0in" loext:contextual-spacing="false" fo:text-align="center" style:justify-single-word="false"/>
    </style:style>
    <style:style style:name="P32" style:family="paragraph" style:parent-style-name="Standard">
      <style:paragraph-properties fo:margin-top="0in" fo:margin-bottom="0in" loext:contextual-spacing="false">
        <style:tab-stops>
          <style:tab-stop style:position="0.5in"/>
          <style:tab-stop style:position="6.25in" style:type="right"/>
        </style:tab-stops>
      </style:paragraph-properties>
    </style:style>
    <style:style style:name="P33" style:family="paragraph" style:parent-style-name="Standard">
      <style:paragraph-properties fo:margin-top="0in" fo:margin-bottom="0in" loext:contextual-spacing="false" fo:text-align="justify" style:justify-single-word="false"/>
    </style:style>
    <style:style style:name="P34" style:family="paragraph" style:parent-style-name="Standard">
      <style:paragraph-properties fo:margin-top="0in" fo:margin-bottom="0in" loext:contextual-spacing="false" fo:text-align="center" style:justify-single-word="false" fo:break-before="page"/>
    </style:style>
    <style:style style:name="P35" style:family="paragraph" style:parent-style-name="Standard" style:list-style-name="WWNum2">
      <style:paragraph-properties fo:margin-left="0.5in" fo:margin-right="0in" fo:margin-top="0in" fo:margin-bottom="0.1665in" loext:contextual-spacing="false" fo:line-height="100%" fo:text-align="justify" style:justify-single-word="false" fo:keep-together="auto" fo:orphans="2" fo:widows="2" fo:text-indent="-0.5in" style:auto-text-indent="false" fo:padding="0in" fo:border="none" fo:keep-with-next="auto"/>
    </style:style>
    <style:style style:name="P36" style:family="paragraph" style:parent-style-name="Standard" style:list-style-name="WWNum5">
      <style:paragraph-properties fo:margin-left="0.5in" fo:margin-right="0in" fo:margin-top="0in" fo:margin-bottom="0.1665in" loext:contextual-spacing="false" fo:line-height="100%" fo:text-align="justify" style:justify-single-word="false" fo:keep-together="auto" fo:orphans="2" fo:widows="2" fo:text-indent="-0.5in" style:auto-text-indent="false" fo:padding="0in" fo:border="none" fo:keep-with-next="auto"/>
    </style:style>
    <style:style style:name="P37" style:family="paragraph" style:parent-style-name="Standard">
      <style:paragraph-properties fo:margin-left="0.5in" fo:margin-right="0in" fo:margin-top="0in" fo:margin-bottom="0.1665in" loext:contextual-spacing="false" fo:line-height="100%" fo:text-align="center" style:justify-single-word="false" fo:keep-together="auto" fo:orphans="2" fo:widows="2" fo:text-indent="-0.5in" style:auto-text-indent="false" fo:padding="0in" fo:border="none" fo:keep-with-next="auto"/>
    </style:style>
    <style:style style:name="P38" style:family="paragraph" style:parent-style-name="Standard">
      <style:paragraph-properties fo:margin-left="0.5in" fo:margin-right="0in" fo:margin-top="0in" fo:margin-bottom="0.1665in" loext:contextual-spacing="false" fo:line-height="100%" fo:text-align="justify" style:justify-single-word="false" fo:keep-together="auto" fo:orphans="2" fo:widows="2" fo:text-indent="-0.5in" style:auto-text-indent="false" fo:padding="0in" fo:border="none" fo:keep-with-next="auto"/>
      <style:text-properties fo:font-variant="normal" fo:text-transform="none"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9" style:family="paragraph" style:parent-style-name="Standard" style:list-style-name="WWNum2">
      <style:paragraph-properties fo:margin-left="0.5in" fo:margin-right="0in" fo:margin-top="0in" fo:margin-bottom="0.1665in" loext:contextual-spacing="false" fo:line-height="100%" fo:text-align="justify" style:justify-single-word="false" fo:keep-together="always" fo:orphans="2" fo:widows="2" fo:text-indent="-0.5in" style:auto-text-indent="false" fo:padding="0in" fo:border="none" fo:keep-with-next="always"/>
    </style:style>
    <style:style style:name="P40" style:family="paragraph" style:parent-style-name="Standard">
      <style:paragraph-properties fo:margin-left="0.5in" fo:margin-right="0in" fo:margin-top="0in" fo:margin-bottom="0.1665in" loext:contextual-spacing="false" fo:line-height="100%" fo:text-align="justify" style:justify-single-word="false" fo:keep-together="auto" fo:orphans="2" fo:widows="2" fo:text-indent="0in" style:auto-text-indent="false" fo:padding="0in" fo:border="none" fo:keep-with-next="auto"/>
    </style:style>
    <style:style style:name="P41" style:family="paragraph" style:parent-style-name="Standard">
      <style:paragraph-properties fo:margin-left="0.5in" fo:margin-right="0in" fo:margin-top="0in" fo:margin-bottom="0.1665in" loext:contextual-spacing="false" fo:line-height="100%" fo:text-align="justify" style:justify-single-word="false" fo:keep-together="always" fo:orphans="2" fo:widows="2" fo:text-indent="0in" style:auto-text-indent="false" fo:padding="0in" fo:border="none" fo:keep-with-next="always"/>
    </style:style>
    <style:style style:name="P42" style:family="paragraph" style:parent-style-name="Standard">
      <style:paragraph-properties fo:margin-left="0.5in" fo:margin-right="0in" fo:margin-top="0in" fo:margin-bottom="0.1665in" loext:contextual-spacing="false" fo:line-height="100%" fo:text-align="center" style:justify-single-word="false" fo:keep-together="always" fo:orphans="2" fo:widows="2" fo:text-indent="0in" style:auto-text-indent="false" fo:padding="0in" fo:border="none" fo:keep-with-next="always"/>
    </style:style>
    <style:style style:name="P43" style:family="paragraph" style:parent-style-name="Standard" style:list-style-name="WWNum2">
      <style:paragraph-properties fo:margin-left="1in" fo:margin-right="0in" fo:margin-top="0in" fo:margin-bottom="0.1665in" loext:contextual-spacing="false" fo:line-height="100%" fo:text-align="justify" style:justify-single-word="false" fo:keep-together="auto" fo:orphans="2" fo:widows="2" fo:text-indent="-0.5in" style:auto-text-indent="false" fo:padding="0in" fo:border="none" fo:keep-with-next="auto"/>
    </style:style>
    <style:style style:name="P44" style:family="paragraph" style:parent-style-name="Standard" style:list-style-name="WWNum5">
      <style:paragraph-properties fo:margin-left="1in" fo:margin-right="0in" fo:margin-top="0in" fo:margin-bottom="0.1665in" loext:contextual-spacing="false" fo:line-height="100%" fo:text-align="justify" style:justify-single-word="false" fo:keep-together="auto" fo:orphans="2" fo:widows="2" fo:text-indent="-0.5in" style:auto-text-indent="false" fo:padding="0in" fo:border="none" fo:keep-with-next="auto"/>
    </style:style>
    <style:style style:name="P45" style:family="paragraph" style:parent-style-name="Standard" style:list-style-name="WWNum2">
      <style:paragraph-properties fo:margin-left="1in" fo:margin-right="0in" fo:margin-top="0in" fo:margin-bottom="0.1665in" loext:contextual-spacing="false" fo:line-height="100%" fo:text-align="justify" style:justify-single-word="false" fo:keep-together="always" fo:orphans="2" fo:widows="2" fo:text-indent="-0.5in" style:auto-text-indent="false" fo:padding="0in" fo:border="none" fo:keep-with-next="always"/>
    </style:style>
    <style:style style:name="P46" style:family="paragraph" style:parent-style-name="Standard" style:list-style-name="WWNum4">
      <style:paragraph-properties fo:margin-left="1in" fo:margin-right="0in" fo:margin-top="0in" fo:margin-bottom="0.1665in" loext:contextual-spacing="true" fo:line-height="100%" fo:text-align="justify" style:justify-single-word="false" fo:keep-together="auto" fo:orphans="2" fo:widows="2" fo:text-indent="-0.25in" style:auto-text-indent="false" fo:padding="0in" fo:border="none" fo:keep-with-next="auto"/>
    </style:style>
    <style:style style:name="P47" style:family="paragraph" style:parent-style-name="Standard" style:list-style-name="WWNum1">
      <style:paragraph-properties fo:margin-left="1in" fo:margin-right="0in" fo:margin-top="0in" fo:margin-bottom="0.1665in" loext:contextual-spacing="true" fo:line-height="100%" fo:text-align="justify" style:justify-single-word="false" fo:keep-together="auto" fo:orphans="2" fo:widows="2" fo:text-indent="-0.25in" style:auto-text-indent="false" fo:padding="0in" fo:border="none" fo:keep-with-next="auto"/>
    </style:style>
    <style:style style:name="P48" style:family="paragraph" style:parent-style-name="Standard" style:list-style-name="WWNum3">
      <style:paragraph-properties fo:margin-left="1in" fo:margin-right="0in" fo:margin-top="0in" fo:margin-bottom="0.1665in" loext:contextual-spacing="true" fo:line-height="100%" fo:text-align="justify" style:justify-single-word="false" fo:keep-together="auto" fo:orphans="2" fo:widows="2" fo:text-indent="-0.25in" style:auto-text-indent="false" fo:padding="0in" fo:border="none" fo:keep-with-next="auto"/>
    </style:style>
    <style:style style:name="P49" style:family="paragraph" style:parent-style-name="Standard" style:list-style-name="WWNum7">
      <style:paragraph-properties fo:margin-left="1in" fo:margin-right="0in" fo:margin-top="0in" fo:margin-bottom="0.1665in" loext:contextual-spacing="true" fo:line-height="100%" fo:text-align="justify" style:justify-single-word="false" fo:keep-together="always" fo:orphans="2" fo:widows="2" fo:text-indent="-0.25in" style:auto-text-indent="false" fo:padding="0in" fo:border="none" fo:keep-with-next="always"/>
    </style:style>
    <style:style style:name="P50" style:family="paragraph" style:parent-style-name="Standard">
      <style:paragraph-properties fo:margin-left="0in" fo:margin-right="0in" fo:margin-top="0in" fo:margin-bottom="0.1665in" loext:contextual-spacing="false" fo:line-height="100%" fo:text-align="justify" style:justify-single-word="false" fo:text-indent="0.5in" style:auto-text-indent="false"/>
    </style:style>
    <style:style style:name="P51" style:family="paragraph" style:parent-style-name="Standard">
      <style:paragraph-properties fo:margin-left="0.5in" fo:margin-right="0in" fo:margin-top="0in" fo:margin-bottom="0.1665in" loext:contextual-spacing="false" fo:line-height="100%" fo:text-align="justify" style:justify-single-word="false" fo:text-indent="0in" style:auto-text-indent="false"/>
    </style:style>
    <style:style style:name="P52" style:family="paragraph" style:parent-style-name="Standard">
      <style:paragraph-properties fo:margin-left="0.5in" fo:margin-right="0in" fo:margin-top="0in" fo:margin-bottom="0.1665in" loext:contextual-spacing="false" fo:line-height="100%" fo:text-align="justify" style:justify-single-word="false" fo:keep-together="always" fo:text-indent="0in" style:auto-text-indent="false" fo:keep-with-next="always"/>
    </style:style>
    <style:style style:name="P53" style:family="paragraph" style:parent-style-name="Standard">
      <style:paragraph-properties fo:margin-left="0in" fo:margin-right="0in" fo:margin-top="0in" fo:margin-bottom="0.1665in" loext:contextual-spacing="false" fo:line-height="100%" fo:text-align="justify" style:justify-single-word="false" fo:text-indent="0in" style:auto-text-indent="false"/>
    </style:style>
    <style:style style:name="P54" style:family="paragraph" style:parent-style-name="Standard">
      <style:paragraph-properties fo:margin-left="1in" fo:margin-right="0in" fo:margin-top="0in" fo:margin-bottom="0.1665in" loext:contextual-spacing="false" fo:line-height="100%" fo:text-align="justify" style:justify-single-word="false" fo:keep-together="auto" fo:orphans="2" fo:widows="2" fo:text-indent="0in" style:auto-text-indent="false" fo:padding="0in" fo:border="none" fo:keep-with-next="auto"/>
    </style:style>
    <style:style style:name="P55" style:family="paragraph" style:parent-style-name="Standard">
      <style:paragraph-properties fo:margin-left="1.5in" fo:margin-right="0in" fo:margin-top="0in" fo:margin-bottom="0.1665in" loext:contextual-spacing="false" fo:line-height="100%" fo:text-align="justify" style:justify-single-word="false" fo:keep-together="auto" fo:orphans="2" fo:widows="2" fo:text-indent="0in" style:auto-text-indent="false" fo:padding="0in" fo:border="none" fo:keep-with-next="auto"/>
    </style:style>
    <style:style style:name="P56" style:family="paragraph" style:parent-style-name="Standard">
      <style:paragraph-properties fo:margin-left="0in" fo:margin-right="0in" fo:margin-top="0in" fo:margin-bottom="0.1665in" loext:contextual-spacing="false" fo:line-height="100%" fo:text-align="justify" style:justify-single-word="false" fo:keep-together="always" fo:orphans="2" fo:widows="2" fo:text-indent="0in" style:auto-text-indent="false" fo:padding="0in" fo:border="none" fo:keep-with-next="always"/>
    </style:style>
    <style:style style:name="P57" style:family="paragraph" style:parent-style-name="Standard">
      <style:paragraph-properties fo:margin-left="0in" fo:margin-right="0in" fo:margin-top="0in" fo:margin-bottom="0.1665in" loext:contextual-spacing="false" fo:line-height="100%" fo:text-align="justify" style:justify-single-word="false" fo:keep-together="auto" fo:orphans="2" fo:widows="2" fo:text-indent="0in" style:auto-text-indent="false" fo:padding="0in" fo:border="none" fo:keep-with-next="auto"/>
    </style:style>
    <style:style style:name="P58" style:family="paragraph" style:parent-style-name="Standard" style:list-style-name="WWNum6">
      <style:paragraph-properties fo:margin-left="1in" fo:margin-right="0in" fo:margin-top="0in" fo:margin-bottom="0.1665in" loext:contextual-spacing="true" fo:line-height="100%" fo:text-align="justify" style:justify-single-word="false" fo:text-indent="-0.25in" style:auto-text-indent="false"/>
    </style:style>
    <style:style style:name="P59" style:family="paragraph" style:parent-style-name="Standard">
      <style:paragraph-properties fo:margin-left="0.55in" fo:margin-right="0in" fo:margin-top="0in" fo:margin-bottom="0.1665in" loext:contextual-spacing="false" fo:line-height="100%" fo:text-align="center" style:justify-single-word="false" fo:keep-together="auto" fo:orphans="2" fo:widows="2" fo:text-indent="0in" style:auto-text-indent="false" fo:padding-left="0in" fo:padding-right="0in" fo:padding-top="0in" fo:padding-bottom="0.0138in" fo:border-left="none" fo:border-right="none" fo:border-top="none" fo:border-bottom="1.5pt solid #000001" fo:keep-with-next="auto"/>
    </style:style>
    <style:style style:name="P60" style:family="paragraph" style:parent-style-name="Standard">
      <style:paragraph-properties fo:margin-top="0in" fo:margin-bottom="0.0835in" loext:contextual-spacing="false" fo:line-height="100%" fo:text-align="justify" style:justify-single-word="false"/>
    </style:style>
    <style:style style:name="P61" style:family="paragraph" style:parent-style-name="Standard" style:list-style-name="WWNum5">
      <style:paragraph-properties fo:margin-left="1in" fo:margin-right="0in" fo:margin-top="0in" fo:margin-bottom="0.1665in" loext:contextual-spacing="false" fo:line-height="100%" fo:text-align="justify" style:justify-single-word="false" fo:text-indent="-0.5in" style:auto-text-indent="false"/>
    </style:style>
    <style:style style:name="T1" style:family="text">
      <style:text-properties style:text-position="0% 100%"/>
    </style:style>
    <style:style style:name="T2" style:family="text">
      <style:text-properties style:text-position="0% 100%" fo:font-weight="bold" style:font-weight-asian="bold"/>
    </style:style>
    <style:style style:name="T3" style:family="text">
      <style:text-properties style:text-position="0% 100%" fo:font-weight="normal" style:font-weight-asian="normal"/>
    </style:style>
    <style:style style:name="T4" style:family="text">
      <style:text-properties fo:font-weight="bold" style:font-weight-asian="bold"/>
    </style:style>
    <style:style style:name="T5" style:family="text">
      <style:text-properties fo:font-variant="normal" fo:text-transform="none" style:text-line-through-style="none" style:text-line-through-type="none" style:text-position="0% 100%" style:font-name="Times New Roman" fo:font-size="12pt" fo:font-style="normal" fo:font-weight="normal" style:font-name-asian="Times New Roman1" style:font-size-asian="12pt" style:font-style-asian="normal" style:font-weight-asian="normal" style:font-name-complex="Times New Roman1" style:font-size-complex="12pt"/>
    </style:style>
    <style:style style:name="T6" style:family="text">
      <style:text-properties fo:font-variant="normal" fo:text-transform="none"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7" style:family="text">
      <style:text-properties fo:font-variant="normal" fo:text-transform="none"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8" style:family="text">
      <style:text-properties fo:font-variant="normal" fo:text-transform="none" style:text-line-through-style="none" style:text-line-through-type="none" style:text-position="0% 100%" style:font-name="Times New Roman" fo:font-size="12pt" fo:font-style="normal" fo:font-weight="bold" style:font-name-asian="Times New Roman1" style:font-size-asian="12pt" style:font-style-asian="normal" style:font-weight-asian="bold" style:font-name-complex="Times New Roman1" style:font-size-complex="12pt"/>
    </style:style>
    <style:style style:name="T9" style:family="text">
      <style:text-properties fo:font-variant="normal" fo:text-transform="none" style:text-line-through-style="none" style:text-line-through-type="none" style:text-position="0% 100%" style:font-name="Times New Roman" fo:font-size="12pt" fo:font-weight="normal" style:font-name-asian="Times New Roman1" style:font-size-asian="12pt" style:font-weight-asian="normal" style:font-name-complex="Times New Roman1" style:font-size-complex="12pt"/>
    </style:style>
    <style:style style:name="T10" style:family="text">
      <style:text-properties fo:font-variant="normal" fo:text-transform="none"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style:text-line-through-style="none" style:text-line-through-type="none" style:font-name="Times New Roman" fo:font-size="12pt" fo:font-style="normal" fo:font-weight="bold" style:font-name-asian="Times New Roman1" style:font-size-asian="12pt" style:font-style-asian="normal" style:font-weight-asian="bold" style:font-name-complex="Times New Roman1" style:font-size-complex="12pt"/>
    </style:style>
    <style:style style:name="T12" style:family="text">
      <style:text-properties fo:font-variant="normal" fo:text-transform="none" style:text-line-through-style="none" style:text-line-through-type="none" style:font-name="Times New Roman" fo:font-size="12pt" fo:font-style="normal" style:font-name-asian="Times New Roman1" style:font-size-asian="12pt" style:font-style-asian="normal" style:font-name-complex="Times New Roman1" style:font-size-complex="12pt"/>
    </style:style>
    <style:style style:name="T13" style:family="text">
      <style:text-properties fo:font-variant="normal" fo:text-transform="none" style:text-line-through-style="none" style:text-line-through-type="none" style:font-name="Times New Roman" fo:font-size="12pt" fo:font-style="normal" fo:font-weight="normal" style:font-name-asian="Times New Roman1" style:font-size-asian="12pt" style:font-style-asian="normal" style:font-weight-asian="normal" style:font-name-complex="Times New Roman1" style:font-size-complex="12pt"/>
    </style:style>
    <style:style style:name="T14" style:family="text">
      <style:text-properties fo:font-variant="normal" fo:text-transform="none" style:text-line-through-style="none" style:text-line-through-type="none" style:font-name="Times New Roman" fo:font-style="normal" style:font-name-asian="Times New Roman1" style:font-style-asian="normal" style:font-name-complex="Times New Roman1"/>
    </style:style>
    <style:style style:name="T15" style:family="text">
      <style:text-properties fo:font-variant="normal" fo:text-transform="none" style:text-line-through-style="none" style:text-line-through-type="none" fo:font-size="12pt" fo:font-style="normal" style:font-size-asian="12pt" style:font-style-asian="normal" style:font-size-complex="12pt"/>
    </style:style>
    <style:style style:name="T16"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17" style:family="text">
      <style:text-properties style:text-underline-style="none"/>
    </style:style>
    <style:style style:name="T18" style:family="text">
      <style:text-properties style:text-underline-style="none" fo:font-weight="bold" style:font-weight-asian="bold"/>
    </style:style>
    <style:style style:name="T19" style:family="text">
      <style:text-properties style:text-position="super 58%"/>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
      <text:p text:style-name="P18"/>
      <text:p text:style-name="P21"><text:span text:style-name="T1">The Companies Act 2006</text:span></text:p>
      <text:p text:style-name="P19"/>
      <text:p text:style-name="P26"/>
      <text:p text:style-name="P31"><text:span text:style-name="T1">Community Interest Company Limited by Guarantee</text:span></text:p>
      <text:p text:style-name="P26"/>
      <text:p text:style-name="P26"/>
      <text:p text:style-name="P26"/>
      <text:p text:style-name="P26"/>
      <text:p text:style-name="P26"/>
      <text:p text:style-name="P26"/>
      <text:p text:style-name="P21"><text:span text:style-name="T2">_____________________________________________________________</text:span></text:p>
      <text:p text:style-name="P20"/>
      <text:p text:style-name="P21"><text:span text:style-name="T2">Articles of Association</text:span></text:p>
      <text:p text:style-name="P21"><text:span text:style-name="T2">of</text:span></text:p>
      <text:p text:style-name="P21"><text:span text:style-name="T4">Open Data Manchester </text:span><text:span text:style-name="T2">C.I.C.</text:span></text:p>
      <text:p text:style-name="P21"><text:span text:style-name="T2">_______________________________________________________________</text:span></text:p>
      <text:p text:style-name="P26"/>
      <text:p text:style-name="P26"><text:soft-page-break/></text:p>
      <text:p text:style-name="P26"/>
      <text:p text:style-name="P26"/>
      <text:p text:style-name="P26"/>
      <text:p text:style-name="P27"/>
      <text:p text:style-name="P27"/>
      <text:p text:style-name="P27"/>
      <text:p text:style-name="P27"/>
      <text:p text:style-name="P27"/>
      <text:p text:style-name="P27"/>
      <text:p text:style-name="P27"/>
      <text:p text:style-name="P27"/>
      <text:p text:style-name="P26"/>
      <text:p text:style-name="P29"/>
      <text:p text:style-name="P34"><text:span text:style-name="T2">The Companies Act 2006</text:span></text:p>
      <text:p text:style-name="P21"><text:span text:style-name="T2">Community Interest Company Limited by Guarantee</text:span></text:p>
      <text:p text:style-name="P31"><text:span text:style-name="T2">INDEX TO THE ARTICLES </text:span></text:p>
      <text:p text:style-name="P3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span text:style-name="T5">INTERPRETATION</text:span></text:p>
          <text:p text:style-name="P7"><text:a xlink:type="simple" xlink:href="#_43ky6rz" text:style-name="Index_20_Link" text:visited-style-name="Index_20_Link"><text:span text:style-name="T7">1.</text:span></text:a><text:a xlink:type="simple" xlink:href="#_43ky6rz" text:style-name="Index_20_Link" text:visited-style-name="Index_20_Link"><text:span text:style-name="T6"><text:tab/></text:span></text:a><text:span text:style-name="T7">Defined Terms</text:span><text:span text:style-name="T6"><text:tab/></text:span>4</text:p>
          <text:p text:style-name="P7"><text:a xlink:type="simple" xlink:href="#_1fob9te" text:style-name="Index_20_Link" text:visited-style-name="Index_20_Link"><text:span text:style-name="T7">2.</text:span></text:a><text:a xlink:type="simple" xlink:href="#_1fob9te" text:style-name="Index_20_Link" text:visited-style-name="Index_20_Link"><text:span text:style-name="T6"><text:tab/></text:span></text:a><text:span text:style-name="T7">Community Interest Company</text:span><text:span text:style-name="T6"><text:tab/></text:span>4</text:p>
          <text:p text:style-name="P7"><text:a xlink:type="simple" xlink:href="#_3znysh7" text:style-name="Index_20_Link" text:visited-style-name="Index_20_Link"><text:span text:style-name="T7">3.</text:span></text:a><text:a xlink:type="simple" xlink:href="#_3znysh7" text:style-name="Index_20_Link" text:visited-style-name="Index_20_Link"><text:span text:style-name="T6"><text:tab/></text:span></text:a><text:span text:style-name="T7">Asset Lock</text:span><text:span text:style-name="T6"><text:tab/></text:span>4</text:p>
          <text:p text:style-name="P7"><text:a xlink:type="simple" xlink:href="#_2et92p0" text:style-name="Index_20_Link" text:visited-style-name="Index_20_Link"><text:span text:style-name="T6">4.<text:tab/></text:span></text:a><text:span text:style-name="T7">Not for profit</text:span><text:span text:style-name="T6"><text:tab/></text:span>5</text:p>
          <text:p text:style-name="P7"/>
          <text:p text:style-name="P4"><text:span text:style-name="T5">OBJECTS, POWERS AND LIMITATION OF LIABILITY</text:span></text:p>
          <text:p text:style-name="P7"><text:a xlink:type="simple" xlink:href="#_3dy6vkm" text:style-name="Index_20_Link" text:visited-style-name="Index_20_Link"><text:span text:style-name="T7">5.</text:span></text:a><text:a xlink:type="simple" xlink:href="#_3dy6vkm" text:style-name="Index_20_Link" text:visited-style-name="Index_20_Link"><text:span text:style-name="T6"><text:tab/></text:span></text:a><text:span text:style-name="T7">Objects</text:span><text:span text:style-name="T6"><text:tab/></text:span>5</text:p>
          <text:p text:style-name="P7"><text:a xlink:type="simple" xlink:href="#_4d34og8" text:style-name="Index_20_Link" text:visited-style-name="Index_20_Link"><text:span text:style-name="T7">6.</text:span></text:a><text:a xlink:type="simple" xlink:href="#_4d34og8" text:style-name="Index_20_Link" text:visited-style-name="Index_20_Link"><text:span text:style-name="T6"><text:tab/></text:span></text:a><text:span text:style-name="T7">Powers</text:span><text:span text:style-name="T6"><text:tab/></text:span>5</text:p>
          <text:p text:style-name="P7"><text:a xlink:type="simple" xlink:href="#_2s8eyo1" text:style-name="Index_20_Link" text:visited-style-name="Index_20_Link"><text:span text:style-name="T7">7.</text:span></text:a><text:a xlink:type="simple" xlink:href="#_2s8eyo1" text:style-name="Index_20_Link" text:visited-style-name="Index_20_Link"><text:span text:style-name="T6"><text:tab/></text:span></text:a><text:span text:style-name="T7">Liability of members</text:span><text:span text:style-name="T6"><text:tab/></text:span>5</text:p>
          <text:p text:style-name="P7"/>
          <text:p text:style-name="P4"><text:span text:style-name="T5">DIRECTORS</text:span></text:p>
          <text:p text:style-name="P7"><text:a xlink:type="simple" xlink:href="#_3rdcrjn" text:style-name="Index_20_Link" text:visited-style-name="Index_20_Link"><text:span text:style-name="T6">DIRECTORS’ POWERS AND RESPONSIBILITIES<text:tab/></text:span></text:a>6</text:p>
          <text:p text:style-name="P7"><text:a xlink:type="simple" xlink:href="#_2iq8gzs" text:style-name="Index_20_Link" text:visited-style-name="Index_20_Link"><text:span text:style-name="T7">8.</text:span></text:a><text:a xlink:type="simple" xlink:href="#_2iq8gzs" text:style-name="Index_20_Link" text:visited-style-name="Index_20_Link"><text:span text:style-name="T6"><text:tab/></text:span></text:a><text:span text:style-name="T7">Directors’ general authority</text:span><text:span text:style-name="T6"><text:tab/></text:span>6</text:p>
          <text:p text:style-name="P7"><text:a xlink:type="simple" xlink:href="#_xvir7l" text:style-name="Index_20_Link" text:visited-style-name="Index_20_Link"><text:span text:style-name="T7">9.</text:span></text:a><text:a xlink:type="simple" xlink:href="#_xvir7l" text:style-name="Index_20_Link" text:visited-style-name="Index_20_Link"><text:span text:style-name="T6"><text:tab/></text:span></text:a><text:span text:style-name="T7">Members’ reserve power</text:span><text:span text:style-name="T6"><text:tab/></text:span>6</text:p>
          <text:p text:style-name="P7"><text:a xlink:type="simple" xlink:href="#_3hv69ve" text:style-name="Index_20_Link" text:visited-style-name="Index_20_Link"><text:span text:style-name="T7">10.</text:span></text:a><text:a xlink:type="simple" xlink:href="#_3hv69ve" text:style-name="Index_20_Link" text:visited-style-name="Index_20_Link"><text:span text:style-name="T6"><text:tab/></text:span></text:a><text:span text:style-name="T7">Chair</text:span><text:span text:style-name="T6"><text:tab/></text:span>6</text:p>
          <text:p text:style-name="P7"><text:a xlink:type="simple" xlink:href="#_1x0gk37" text:style-name="Index_20_Link" text:visited-style-name="Index_20_Link"><text:span text:style-name="T7">11.</text:span></text:a><text:a xlink:type="simple" xlink:href="#_1x0gk37" text:style-name="Index_20_Link" text:visited-style-name="Index_20_Link"><text:span text:style-name="T6"><text:tab/></text:span></text:a><text:span text:style-name="T7">Directors may delegate</text:span><text:tab/>6</text:p>
          <text:p text:style-name="P7"><text:soft-page-break/><text:span text:style-name="T4">12</text:span><text:a xlink:type="simple" xlink:href="#_1x0gk37" text:style-name="Index_20_Link" text:visited-style-name="Index_20_Link"><text:span text:style-name="T4">.</text:span></text:a><text:a xlink:type="simple" xlink:href="#_1x0gk37" text:style-name="Index_20_Link" text:visited-style-name="Index_20_Link"><text:tab/></text:a><text:span text:style-name="T4">Committees</text:span><text:span text:style-name="T6"><text:tab/></text:span>7</text:p>
          <text:p text:style-name="P7"/>
          <text:p text:style-name="P7"><text:a xlink:type="simple" xlink:href="#_2jxsxqh" text:style-name="Index_20_Link" text:visited-style-name="Index_20_Link"><text:span text:style-name="T6">DECISION-MAKING BY DIRECTORS<text:tab/></text:span></text:a>7</text:p>
          <text:p text:style-name="P7"><text:a xlink:type="simple" xlink:href="#_4h042r0" text:style-name="Index_20_Link" text:visited-style-name="Index_20_Link"><text:span text:style-name="T7">1</text:span></text:a><text:a xlink:type="simple" xlink:href="#_4h042r0" text:style-name="Index_20_Link" text:visited-style-name="Index_20_Link"><text:span text:style-name="T4">3</text:span></text:a><text:a xlink:type="simple" xlink:href="#_4h042r0" text:style-name="Index_20_Link" text:visited-style-name="Index_20_Link"><text:span text:style-name="T7">.</text:span></text:a><text:a xlink:type="simple" xlink:href="#_4h042r0" text:style-name="Index_20_Link" text:visited-style-name="Index_20_Link"><text:span text:style-name="T6"><text:tab/></text:span></text:a><text:span text:style-name="T7">Directors to take decisions collectively</text:span><text:span text:style-name="T6"><text:tab/></text:span>7</text:p>
          <text:p text:style-name="P7"><text:span text:style-name="T18">14</text:span><text:a xlink:type="simple" xlink:href="#_2w5ecyt" text:style-name="Index_20_Link" text:visited-style-name="Index_20_Link"><text:span text:style-name="T7">.</text:span></text:a><text:a xlink:type="simple" xlink:href="#_2w5ecyt" text:style-name="Index_20_Link" text:visited-style-name="Index_20_Link"><text:span text:style-name="T6"><text:tab/></text:span></text:a><text:span text:style-name="T7">Calling a Directors’ meeting</text:span><text:span text:style-name="T6"><text:tab/></text:span>7</text:p>
          <text:p text:style-name="P7"><text:a xlink:type="simple" xlink:href="#_1baon6m" text:style-name="Index_20_Link" text:visited-style-name="Index_20_Link"><text:span text:style-name="T7">1</text:span></text:a><text:a xlink:type="simple" xlink:href="#_1baon6m" text:style-name="Index_20_Link" text:visited-style-name="Index_20_Link"><text:span text:style-name="T4">5</text:span></text:a><text:a xlink:type="simple" xlink:href="#_1baon6m" text:style-name="Index_20_Link" text:visited-style-name="Index_20_Link"><text:span text:style-name="T7">.</text:span></text:a><text:a xlink:type="simple" xlink:href="#_1baon6m" text:style-name="Index_20_Link" text:visited-style-name="Index_20_Link"><text:span text:style-name="T6"><text:tab/></text:span></text:a><text:span text:style-name="T7">Participation in Directors’ meetings</text:span><text:span text:style-name="T6"><text:tab/></text:span>8</text:p>
          <text:p text:style-name="P7"><text:a xlink:type="simple" xlink:href="#_3whwml4" text:style-name="Index_20_Link" text:visited-style-name="Index_20_Link"><text:span text:style-name="T7">1</text:span></text:a><text:a xlink:type="simple" xlink:href="#_3whwml4" text:style-name="Index_20_Link" text:visited-style-name="Index_20_Link"><text:span text:style-name="T4">6</text:span></text:a><text:a xlink:type="simple" xlink:href="#_3whwml4" text:style-name="Index_20_Link" text:visited-style-name="Index_20_Link"><text:span text:style-name="T7">.</text:span></text:a><text:a xlink:type="simple" xlink:href="#_3whwml4" text:style-name="Index_20_Link" text:visited-style-name="Index_20_Link"><text:span text:style-name="T6"><text:tab/></text:span></text:a><text:span text:style-name="T7">Quorum for Directors’ meetings</text:span><text:span text:style-name="T6"><text:tab/></text:span>8</text:p>
          <text:p text:style-name="P7"><text:span text:style-name="T8">1</text:span><text:span text:style-name="T4">7</text:span><text:span text:style-name="T8">.</text:span><text:span text:style-name="T5"><text:tab/></text:span><text:span text:style-name="T8">Chairing of Directors’ meetings</text:span><text:span text:style-name="T5"><text:tab/></text:span>8</text:p>
          <text:p text:style-name="P7"><text:a xlink:type="simple" xlink:href="#_3as4poj" text:style-name="Index_20_Link" text:visited-style-name="Index_20_Link"><text:span text:style-name="T7">1</text:span></text:a><text:a xlink:type="simple" xlink:href="#_3as4poj" text:style-name="Index_20_Link" text:visited-style-name="Index_20_Link"><text:span text:style-name="T4">8</text:span></text:a><text:a xlink:type="simple" xlink:href="#_3as4poj" text:style-name="Index_20_Link" text:visited-style-name="Index_20_Link"><text:span text:style-name="T7">.</text:span></text:a><text:a xlink:type="simple" xlink:href="#_3as4poj" text:style-name="Index_20_Link" text:visited-style-name="Index_20_Link"><text:span text:style-name="T6"><text:tab/></text:span></text:a><text:span text:style-name="T7">Decision-making at meetings </text:span><text:span text:style-name="T6"><text:tab/></text:span>8</text:p>
          <text:p text:style-name="P7"><text:a xlink:type="simple" xlink:href="#_2afmg28" text:style-name="Index_20_Link" text:visited-style-name="Index_20_Link"><text:span text:style-name="T7">1</text:span></text:a><text:a xlink:type="simple" xlink:href="#_2afmg28" text:style-name="Index_20_Link" text:visited-style-name="Index_20_Link"><text:span text:style-name="T4">9</text:span></text:a><text:a xlink:type="simple" xlink:href="#_2afmg28" text:style-name="Index_20_Link" text:visited-style-name="Index_20_Link"><text:span text:style-name="T7">.</text:span></text:a><text:a xlink:type="simple" xlink:href="#_2afmg28" text:style-name="Index_20_Link" text:visited-style-name="Index_20_Link"><text:span text:style-name="T6"><text:tab/></text:span></text:a><text:span text:style-name="T7">Decisions without a meeting</text:span><text:span text:style-name="T6"><text:tab/></text:span>9</text:p>
          <text:p text:style-name="P7"><text:span text:style-name="T18">20</text:span><text:a xlink:type="simple" xlink:href="#_pkwqa1" text:style-name="Index_20_Link" text:visited-style-name="Index_20_Link"><text:span text:style-name="T7">.</text:span></text:a><text:a xlink:type="simple" xlink:href="#_pkwqa1" text:style-name="Index_20_Link" text:visited-style-name="Index_20_Link"><text:span text:style-name="T6"><text:tab/></text:span></text:a><text:span text:style-name="T7">Conflicts of interest</text:span><text:span text:style-name="T6"><text:tab/></text:span>9</text:p>
          <text:p text:style-name="P7"><text:a xlink:type="simple" xlink:href="#_39kk8xu" text:style-name="Index_20_Link" text:visited-style-name="Index_20_Link"><text:span text:style-name="T7">2</text:span></text:a><text:a xlink:type="simple" xlink:href="#_39kk8xu" text:style-name="Index_20_Link" text:visited-style-name="Index_20_Link"><text:span text:style-name="T4">1</text:span></text:a><text:a xlink:type="simple" xlink:href="#_39kk8xu" text:style-name="Index_20_Link" text:visited-style-name="Index_20_Link"><text:span text:style-name="T7">.</text:span></text:a><text:a xlink:type="simple" xlink:href="#_39kk8xu" text:style-name="Index_20_Link" text:visited-style-name="Index_20_Link"><text:span text:style-name="T6"><text:tab/></text:span></text:a><text:span text:style-name="T7">Directors’ power to authorise a conflict of interest</text:span><text:span text:style-name="T6"><text:tab/></text:span>10</text:p>
          <text:p text:style-name="P7"><text:a xlink:type="simple" xlink:href="#_1hmsyys" text:style-name="Index_20_Link" text:visited-style-name="Index_20_Link"><text:span text:style-name="T7">2</text:span></text:a><text:a xlink:type="simple" xlink:href="#_1hmsyys" text:style-name="Index_20_Link" text:visited-style-name="Index_20_Link"><text:span text:style-name="T4">2</text:span></text:a><text:a xlink:type="simple" xlink:href="#_1hmsyys" text:style-name="Index_20_Link" text:visited-style-name="Index_20_Link"><text:span text:style-name="T7">.</text:span></text:a><text:a xlink:type="simple" xlink:href="#_1hmsyys" text:style-name="Index_20_Link" text:visited-style-name="Index_20_Link"><text:span text:style-name="T6"><text:tab/></text:span></text:a><text:span text:style-name="T7">Register of Directors’ interests</text:span><text:span text:style-name="T6"><text:tab/></text:span>10</text:p>
          <text:p text:style-name="P7"/>
          <text:p text:style-name="P7"><text:a xlink:type="simple" xlink:href="#_2grqrue" text:style-name="Index_20_Link" text:visited-style-name="Index_20_Link"><text:span text:style-name="T6">APPOINTMENT AND RETIREMENT OF DIRECTORS<text:tab/></text:span></text:a>10</text:p>
          <text:p text:style-name="P7"><text:a xlink:type="simple" xlink:href="#_1opuj5n" text:style-name="Index_20_Link" text:visited-style-name="Index_20_Link"><text:span text:style-name="T7">2</text:span></text:a><text:a xlink:type="simple" xlink:href="#_1opuj5n" text:style-name="Index_20_Link" text:visited-style-name="Index_20_Link"><text:span text:style-name="T4">3</text:span></text:a><text:a xlink:type="simple" xlink:href="#_1opuj5n" text:style-name="Index_20_Link" text:visited-style-name="Index_20_Link"><text:span text:style-name="T7">.</text:span></text:a><text:a xlink:type="simple" xlink:href="#_1opuj5n" text:style-name="Index_20_Link" text:visited-style-name="Index_20_Link"><text:span text:style-name="T6"><text:tab/></text:span></text:a><text:span text:style-name="T7">Methods of appointing Directors</text:span><text:span text:style-name="T6"><text:tab/></text:span>10</text:p>
          <text:p text:style-name="P7"><text:span text:style-name="T18">24</text:span><text:a xlink:type="simple" xlink:href="#_48pi1tg" text:style-name="Index_20_Link" text:visited-style-name="Index_20_Link"><text:span text:style-name="T7">.</text:span></text:a><text:a xlink:type="simple" xlink:href="#_48pi1tg" text:style-name="Index_20_Link" text:visited-style-name="Index_20_Link"><text:span text:style-name="T6"><text:tab/></text:span></text:a><text:span text:style-name="T7">Termination of Director’s appointment</text:span><text:span text:style-name="T6"><text:tab/></text:span>11</text:p>
          <text:p text:style-name="P7"><text:a xlink:type="simple" xlink:href="#_2nusc19" text:style-name="Index_20_Link" text:visited-style-name="Index_20_Link"><text:span text:style-name="T7">2</text:span></text:a><text:a xlink:type="simple" xlink:href="#_2nusc19" text:style-name="Index_20_Link" text:visited-style-name="Index_20_Link"><text:span text:style-name="T4">5</text:span></text:a><text:a xlink:type="simple" xlink:href="#_2nusc19" text:style-name="Index_20_Link" text:visited-style-name="Index_20_Link"><text:span text:style-name="T7">.</text:span></text:a><text:a xlink:type="simple" xlink:href="#_2nusc19" text:style-name="Index_20_Link" text:visited-style-name="Index_20_Link"><text:span text:style-name="T6"><text:tab/></text:span></text:a><text:span text:style-name="T7">Directors’ remuneration</text:span><text:span text:style-name="T6"><text:tab/></text:span>11</text:p>
          <text:p text:style-name="P7"><text:a xlink:type="simple" xlink:href="#_1302m92" text:style-name="Index_20_Link" text:visited-style-name="Index_20_Link"><text:span text:style-name="T7">2</text:span></text:a><text:a xlink:type="simple" xlink:href="#_1302m92" text:style-name="Index_20_Link" text:visited-style-name="Index_20_Link"><text:span text:style-name="T4">6</text:span></text:a><text:a xlink:type="simple" xlink:href="#_1302m92" text:style-name="Index_20_Link" text:visited-style-name="Index_20_Link"><text:span text:style-name="T7">.</text:span></text:a><text:a xlink:type="simple" xlink:href="#_1302m92" text:style-name="Index_20_Link" text:visited-style-name="Index_20_Link"><text:span text:style-name="T6"><text:tab/></text:span></text:a><text:span text:style-name="T7">Directors’ expenses</text:span><text:span text:style-name="T6"><text:tab/></text:span>12</text:p>
          <text:p text:style-name="P7"/>
          <text:p text:style-name="P4"><text:span text:style-name="T5">MEMBERS</text:span></text:p>
          <text:p text:style-name="P7"><text:soft-page-break/><text:a xlink:type="simple" xlink:href="#_28h4qwu" text:style-name="Index_20_Link" text:visited-style-name="Index_20_Link"><text:span text:style-name="T6">BECOMING AND CEASING TO BE A MEMBER<text:tab/></text:span></text:a>12</text:p>
          <text:p text:style-name="P7"><text:a xlink:type="simple" xlink:href="#_3mzq4wv" text:style-name="Index_20_Link" text:visited-style-name="Index_20_Link"><text:span text:style-name="T7">2</text:span></text:a><text:a xlink:type="simple" xlink:href="#_3mzq4wv" text:style-name="Index_20_Link" text:visited-style-name="Index_20_Link"><text:span text:style-name="T4">7</text:span></text:a><text:a xlink:type="simple" xlink:href="#_3mzq4wv" text:style-name="Index_20_Link" text:visited-style-name="Index_20_Link"><text:span text:style-name="T7">.</text:span></text:a><text:a xlink:type="simple" xlink:href="#_3mzq4wv" text:style-name="Index_20_Link" text:visited-style-name="Index_20_Link"><text:span text:style-name="T6"><text:tab/></text:span></text:a><text:span text:style-name="T7">Becoming a member</text:span><text:span text:style-name="T6"><text:tab/></text:span>12</text:p>
          <text:p text:style-name="P7"><text:a xlink:type="simple" xlink:href="#_37m2jsg" text:style-name="Index_20_Link" text:visited-style-name="Index_20_Link"><text:span text:style-name="T7">2</text:span></text:a><text:a xlink:type="simple" xlink:href="#_37m2jsg" text:style-name="Index_20_Link" text:visited-style-name="Index_20_Link"><text:span text:style-name="T4">8</text:span></text:a><text:a xlink:type="simple" xlink:href="#_37m2jsg" text:style-name="Index_20_Link" text:visited-style-name="Index_20_Link"><text:span text:style-name="T7">.</text:span></text:a><text:a xlink:type="simple" xlink:href="#_37m2jsg" text:style-name="Index_20_Link" text:visited-style-name="Index_20_Link"><text:span text:style-name="T6"><text:tab/></text:span></text:a><text:span text:style-name="T7">Termination of membership</text:span><text:tab/>12</text:p>
          <text:p text:style-name="P8"/>
          <text:p text:style-name="P7"><text:a xlink:type="simple" xlink:href="#_37m2jsg" text:style-name="Index_20_Link" text:visited-style-name="Index_20_Link"><text:span text:style-name="T6"><text:tab/></text:span></text:a></text:p>
          <text:p text:style-name="P4">GENERAL MEETINGS</text:p>
          <text:p text:style-name="P7"><text:span text:style-name="T17">ORGANISA</text:span>TION OF GENERAL MEETINGS<text:a xlink:type="simple" xlink:href="#_1mrcu09" text:style-name="Index_20_Link" text:visited-style-name="Index_20_Link"><text:span text:style-name="T6"><text:tab/></text:span></text:a>14</text:p>
          <text:p text:style-name="P7"><text:a xlink:type="simple" xlink:href="#_2250f4o" text:style-name="Index_20_Link" text:visited-style-name="Index_20_Link"><text:span text:style-name="T7">2</text:span></text:a><text:a xlink:type="simple" xlink:href="#_2250f4o" text:style-name="Index_20_Link" text:visited-style-name="Index_20_Link"><text:span text:style-name="T4">9</text:span></text:a><text:a xlink:type="simple" xlink:href="#_2250f4o" text:style-name="Index_20_Link" text:visited-style-name="Index_20_Link"><text:span text:style-name="T7">.</text:span></text:a><text:a xlink:type="simple" xlink:href="#_2250f4o" text:style-name="Index_20_Link" text:visited-style-name="Index_20_Link"><text:span text:style-name="T6"><text:tab/></text:span></text:a><text:span text:style-name="T4">General meetings</text:span><text:span text:style-name="T6"><text:tab/></text:span>14</text:p>
          <text:p text:style-name="P7"><text:span text:style-name="T18">30</text:span><text:a xlink:type="simple" xlink:href="#_haapch" text:style-name="Index_20_Link" text:visited-style-name="Index_20_Link"><text:span text:style-name="T7">.</text:span></text:a><text:a xlink:type="simple" xlink:href="#_haapch" text:style-name="Index_20_Link" text:visited-style-name="Index_20_Link"><text:span text:style-name="T6"><text:tab/></text:span></text:a><text:span text:style-name="T4">Length of notice</text:span><text:span text:style-name="T6"><text:tab/></text:span>14</text:p>
          <text:p text:style-name="P7"><text:span text:style-name="T4">31.<text:tab/>Contents of notice<text:tab/></text:span>14</text:p>
          <text:p text:style-name="P7"><text:span text:style-name="T4">32.<text:tab/>Service of notice<text:tab/></text:span>14</text:p>
          <text:p text:style-name="P7"><text:span text:style-name="T4">33.<text:tab/>Attendance and speaking at general meetings<text:tab/></text:span>14</text:p>
          <text:p text:style-name="P7"><text:span text:style-name="T4">34.<text:tab/>Quorum for general meetings<text:tab/></text:span>15</text:p>
          <text:p text:style-name="P7"><text:span text:style-name="T4">35.<text:tab/>Chairing for general meetings<text:tab/></text:span>15</text:p>
          <text:p text:style-name="P7"><text:span text:style-name="T4">36.<text:tab/>Attendance and speaking by Directors and non-members<text:tab/></text:span>16</text:p>
          <text:p text:style-name="P7"><text:span text:style-name="T4">37.<text:tab/>Adjournment<text:tab/></text:span>16</text:p>
          <text:p text:style-name="P7"/>
          <text:p text:style-name="P7">VOTING AT GENERAL MEETINGS<text:tab/>16</text:p>
          <text:p text:style-name="P7"><text:span text:style-name="T4">38.<text:tab/>Voting: General<text:tab/></text:span>16</text:p>
          <text:p text:style-name="P7"><text:span text:style-name="T4">39.<text:tab/>Votes<text:tab/></text:span>17</text:p>
          <text:p text:style-name="P7"><text:span text:style-name="T4">40.<text:tab/>Poll votes<text:tab/></text:span>18</text:p>
          <text:p text:style-name="P7"><text:soft-page-break/><text:span text:style-name="T4">41.<text:tab/>Errors and disputes<text:tab/></text:span>18</text:p>
          <text:p text:style-name="P7"><text:span text:style-name="T4">42.<text:tab/>Content of proxy notices<text:tab/></text:span>19</text:p>
          <text:p text:style-name="P7"><text:span text:style-name="T4">43.<text:tab/>Delivery of proxy notices<text:tab/></text:span>19</text:p>
          <text:p text:style-name="P7"><text:span text:style-name="T4">44.<text:tab/>Amendments<text:tab/></text:span>19</text:p>
          <text:p text:style-name="P7"><text:span text:style-name="T4">45.<text:tab/>Written resolutions<text:tab/></text:span>20</text:p>
          <text:p text:style-name="P7"/>
          <text:p text:style-name="P4"><text:span text:style-name="T5">ADMINISTRATIVE ARRANGEMENTS AND MISCELLANEOUS</text:span></text:p>
          <text:p text:style-name="P7"><text:span text:style-name="T18">46</text:span><text:a xlink:type="simple" xlink:href="#_319y80a" text:style-name="Index_20_Link" text:visited-style-name="Index_20_Link"><text:span text:style-name="T7">.</text:span></text:a><text:a xlink:type="simple" xlink:href="#_319y80a" text:style-name="Index_20_Link" text:visited-style-name="Index_20_Link"><text:span text:style-name="T6"><text:tab/></text:span></text:a><text:span text:style-name="T7">Means of communication to be used</text:span><text:span text:style-name="T6"><text:tab/></text:span>21</text:p>
          <text:p text:style-name="P7"><text:span text:style-name="T18">47</text:span><text:a xlink:type="simple" xlink:href="#_1gf8i83" text:style-name="Index_20_Link" text:visited-style-name="Index_20_Link"><text:span text:style-name="T7">.</text:span></text:a><text:a xlink:type="simple" xlink:href="#_1gf8i83" text:style-name="Index_20_Link" text:visited-style-name="Index_20_Link"><text:span text:style-name="T6"><text:tab/></text:span></text:a><text:span text:style-name="T7">Irregularities</text:span><text:span text:style-name="T6"><text:tab/></text:span>21</text:p>
          <text:p text:style-name="P7"><text:span text:style-name="T18">48</text:span><text:a xlink:type="simple" xlink:href="#_40ew0vw" text:style-name="Index_20_Link" text:visited-style-name="Index_20_Link"><text:span text:style-name="T7">.</text:span></text:a><text:a xlink:type="simple" xlink:href="#_40ew0vw" text:style-name="Index_20_Link" text:visited-style-name="Index_20_Link"><text:span text:style-name="T6"><text:tab/></text:span></text:a><text:span text:style-name="T7">Minutes</text:span><text:span text:style-name="T6"><text:tab/></text:span>21</text:p>
          <text:p text:style-name="P7"><text:span text:style-name="T18">49</text:span><text:a xlink:type="simple" xlink:href="#_2dlolyb" text:style-name="Index_20_Link" text:visited-style-name="Index_20_Link"><text:span text:style-name="T7">.</text:span></text:a><text:a xlink:type="simple" xlink:href="#_2dlolyb" text:style-name="Index_20_Link" text:visited-style-name="Index_20_Link"><text:span text:style-name="T6"><text:tab/></text:span></text:a><text:span text:style-name="T7">Records and accounts</text:span><text:span text:style-name="T6"><text:tab/></text:span>22</text:p>
          <text:p text:style-name="P7"><text:span text:style-name="T4">50.<text:tab/>Equal opportunities<text:tab/></text:span>22</text:p>
          <text:p text:style-name="P7"><text:span text:style-name="T18">5</text:span><text:span text:style-name="T4">1</text:span><text:a xlink:type="simple" xlink:href="#_2fk6b3p" text:style-name="Index_20_Link" text:visited-style-name="Index_20_Link"><text:span text:style-name="T7">.</text:span></text:a><text:a xlink:type="simple" xlink:href="#_2fk6b3p" text:style-name="Index_20_Link" text:visited-style-name="Index_20_Link"><text:span text:style-name="T6"><text:tab/></text:span></text:a><text:span text:style-name="T7">Indemnity</text:span><text:span text:style-name="T6"><text:tab/></text:span>23</text:p>
          <text:p text:style-name="P7"><text:span text:style-name="T18">5</text:span><text:span text:style-name="T4">2</text:span><text:a xlink:type="simple" xlink:href="#_1rvwp1q" text:style-name="Index_20_Link" text:visited-style-name="Index_20_Link"><text:span text:style-name="T7">.</text:span></text:a><text:a xlink:type="simple" xlink:href="#_1rvwp1q" text:style-name="Index_20_Link" text:visited-style-name="Index_20_Link"><text:span text:style-name="T6"><text:tab/></text:span></text:a><text:span text:style-name="T7">Insurance</text:span><text:span text:style-name="T6"><text:tab/></text:span>23</text:p>
          <text:p text:style-name="P7"><text:span text:style-name="T18">5</text:span><text:span text:style-name="T4">3</text:span><text:a xlink:type="simple" xlink:href="#_4bvk7pj" text:style-name="Index_20_Link" text:visited-style-name="Index_20_Link"><text:span text:style-name="T7">.</text:span></text:a><text:a xlink:type="simple" xlink:href="#_4bvk7pj" text:style-name="Index_20_Link" text:visited-style-name="Index_20_Link"><text:span text:style-name="T6"><text:tab/></text:span></text:a><text:span text:style-name="T7">Exclusion of model articles</text:span><text:span text:style-name="T6"><text:tab/></text:span>24</text:p>
          <text:p text:style-name="P7"/>
          <text:p text:style-name="P7"><text:span text:style-name="T5">SCHEDULE<text:tab/></text:span>25</text:p>
        </text:index-body>
      </text:table-of-content>
      <text:p text:style-name="P30"/>
      <text:p text:style-name="P26"/>
      <text:p text:style-name="P22"/>
      <text:section text:style-name="Sect1" text:name="TextSection">
        <text:p text:style-name="P24"><text:span text:style-name="T2">The Companies Act 2006</text:span></text:p>
        <text:p text:style-name="P21"><text:span text:style-name="T2">Articles of Association </text:span></text:p>
        <text:p text:style-name="P21"><text:span text:style-name="T2">of </text:span></text:p>
        <text:p text:style-name="P21"><text:bookmark text:name="_c4yfptlctni0"/><text:span text:style-name="T4">Open Data Manchester C.I.C.</text:span></text:p>
        <text:p text:style-name="P23"><text:bookmark text:name="_gjdgxs"/></text:p>
        <text:p text:style-name="P13"><text:span text:style-name="T7">INTERPRETATION</text:span></text:p>
        <text:list xml:id="list3844323100741697199" text:style-name="WWNum2">
          <text:list-item>
            <text:p text:style-name="P35"><text:bookmark text:name="_30j0zll"/><text:span text:style-name="T7">Defined Terms</text:span></text:p>
            <text:list>
              <text:list-item>
                <text:p text:style-name="P35"><text:span text:style-name="T6">The interpretation of these Articles is governed by the provisions set out in the Schedule at the end of the Articles.</text:span></text:p>
              </text:list-item>
              <text:list-item>
                <text:p text:style-name="P35">The relevant model articles for a company limited by guarantee are hereby expressly excluded</text:p>
              </text:list-item>
            </text:list>
          </text:list-item>
        </text:list>
        <text:p text:style-name="P40"/>
        <text:p text:style-name="P37"><text:bookmark text:name="_1fob9te"/><text:span text:style-name="T7">COMMUNITY INTEREST COMPANY AND ASSET LOCK</text:span></text:p>
        <text:list xml:id="list20953325407721" text:continue-numbering="true" text:style-name="WWNum2">
          <text:list-item>
            <text:p text:style-name="P35"><text:span text:style-name="T7">Community Interest Company</text:span></text:p>
          </text:list-item>
        </text:list>
        <text:p text:style-name="P40"><text:bookmark text:name="_3znysh7"/><text:span text:style-name="T6">The Company is to be a community interest company.</text:span></text:p>
        <text:list xml:id="list20954197801607" text:continue-numbering="true" text:style-name="WWNum2">
          <text:list-item>
            <text:p text:style-name="P35"><text:span text:style-name="T7">Asset Lock</text:span></text:p>
            <text:list>
              <text:list-item>
                <text:p text:style-name="P35"><text:span text:style-name="T6">The Company shall not transfer any of its assets other than for full consideration.</text:span></text:p>
              </text:list-item>
              <text:list-item>
                <text:p text:style-name="P35"><text:span text:style-name="T6">Provided the conditions in Article 3.3 are satisfied, Article 3.1 shall not apply to:</text:span></text:p>
                <text:list>
                  <text:list-item>
                    <text:list>
                      <text:list-item>
                        <text:p text:style-name="P43"><text:span text:style-name="T6">the transfer of assets to any specified asset-locked body, or (with the consent of the Regulator) to any other asset-locked body; and</text:span></text:p>
                      </text:list-item>
                      <text:list-item>
                        <text:p text:style-name="P43"><text:span text:style-name="T6">the transfer of assets made for the benefit of the community other than by way of a transfer of assets into an asset-locked body.</text:span></text:p>
                      </text:list-item>
                    </text:list>
                  </text:list-item>
                </text:list>
              </text:list-item>
              <text:list-item>
                <text:p text:style-name="P35"><text:span text:style-name="T6">The conditions are that the transfer of assets must comply with any restrictions on the transfer of assets for less than full consideration which may be set out elsewhere in the memorandum and Articles of the Company.</text:span></text:p>
              </text:list-item>
              <text:list-item>
                <text:p text:style-name="P35"><text:span text:style-name="T6">If:</text:span></text:p>
                <text:list>
                  <text:list-item>
                    <text:p text:style-name="P43"><text:span text:style-name="T6">the Company is wound up under the Insolvency Act 1986; and</text:span></text:p>
                  </text:list-item>
                  <text:list-item>
                    <text:p text:style-name="P43"><text:soft-page-break/><text:span text:style-name="T6">all its liabilities have been satisfied</text:span></text:p>
                  </text:list-item>
                </text:list>
              </text:list-item>
            </text:list>
          </text:list-item>
        </text:list>
        <text:p text:style-name="P40"><text:bookmark text:name="_ounp53rnx09f"/>any residual assets shall be given or transferred to an asset-locked body to be decided at the time.</text:p>
        <text:list xml:id="list20953780747620" text:continue-numbering="true" text:style-name="WWNum2">
          <text:list-item>
            <text:p text:style-name="P35"><text:span text:style-name="T7">Not for profit</text:span></text:p>
            <text:list>
              <text:list-item>
                <text:p text:style-name="P35"><text:bookmark text:name="_26e07rxfuhd0"/><text:span text:style-name="T6">The Company is not established or conducted for private gain: any surplus or assets are used principally for the benefit of the community.</text:span></text:p>
              </text:list-item>
            </text:list>
          </text:list-item>
        </text:list>
        <text:p text:style-name="P40"><text:bookmark text:name="_tyjcwt"/></text:p>
        <text:p text:style-name="P13"><text:bookmark text:name="_3dy6vkm"/><text:span text:style-name="T7">OBJECTS, POWERS AND LIMITATION OF LIABILITY</text:span></text:p>
        <text:list xml:id="list20952456907655" text:continue-numbering="true" text:style-name="WWNum2">
          <text:list-item>
            <text:p text:style-name="P35"><text:bookmark text:name="_k9oj0utjimbj"/><text:span text:style-name="T7">Object</text:span><text:span text:style-name="T4">s</text:span></text:p>
          </text:list-item>
        </text:list>
        <text:p text:style-name="P40"><text:bookmark text:name="_tlekopboioh7"/><text:span text:style-name="T1">The objects of the Company are to carry on activities which benefit the community and in particular</text:span> <text:span text:style-name="T1">(without limitation) to:</text:span></text:p>
        <text:list xml:id="list5324026001359722569" text:style-name="WWNum4">
          <text:list-item>
            <text:p text:style-name="P46"><text:bookmark text:name="_yng3vnqsm2fm"/>promote a fairer and more equitable society through the development of intelligent and responsible data practice in Greater Manchester, nationally and internationally;</text:p>
          </text:list-item>
          <text:list-item>
            <text:p text:style-name="P46"><text:bookmark text:name="_gthzs8f837pv"/>work with organisations and communities to promote greater understanding of the opportunities and challenges of data reuse and its associated impacts;</text:p>
          </text:list-item>
          <text:list-item>
            <text:p text:style-name="P46"><text:bookmark text:name="_djvjxonhznon"/>promote the release of open data and its subsequent reuse by citizens, businesses, academia and public institutions alike;</text:p>
          </text:list-item>
          <text:list-item>
            <text:p text:style-name="P46"><text:bookmark text:name="_youwn3fza80"/>highlight <text:s/>through events and debate emerging and established practice regarding data and its reuse;</text:p>
          </text:list-item>
          <text:list-item>
            <text:p text:style-name="P46"><text:bookmark text:name="_q5i914rls7sl"/>build capacity within organisations and communities through training so that they can adopt and understand data practice within their own work;</text:p>
          </text:list-item>
          <text:list-item>
            <text:p text:style-name="P46"><text:bookmark text:name="_r9qwgdv09gx5"/>research and develop new insight on data, tools for understanding and related practice;</text:p>
          </text:list-item>
          <text:list-item>
            <text:p text:style-name="P46"><text:bookmark text:name="_gnli85dnio5"/>foster partnerships with a broad range of organisations and communities in Greater Manchester, nationally and internationally to develop, promote and share knowledge and good practice;</text:p>
          </text:list-item>
          <text:list-item>
            <text:p text:style-name="P46"><text:bookmark text:name="_1t3h5sf"/>develop projects and programmes that reflect and explore current and emergent data practice;</text:p>
          </text:list-item>
        </text:list>
        <text:p text:style-name="P50"><text:bookmark text:name="_2z4iothgpf25"/>and to undertake any and all other activities as the directors may see fit in connection with these aims<text:span text:style-name="T1">.</text:span></text:p>
        <text:p text:style-name="P50"><text:bookmark text:name="_nu9poqwk87yv"/></text:p>
        <text:list xml:id="list20953651517089" text:continue-list="list20952456907655" text:style-name="WWNum2">
          <text:list-item>
            <text:p text:style-name="P35"><text:span text:style-name="T7">Powers</text:span></text:p>
            <text:list>
              <text:list-item>
                <text:p text:style-name="P35"><text:bookmark text:name="_ef9lkyx1znmu"/><text:span text:style-name="T6">To further its objects the Company may do all such lawful things as may further the Company’s objects and, in particular, but, without limitation, may borrow or raise and secure the payment of money for any purpose including for the purposes of investment or of raising funds.</text:span></text:p>
              </text:list-item>
            </text:list>
          </text:list-item>
        </text:list>
        <text:p text:style-name="P40"><text:bookmark text:name="_2s8eyo1"/></text:p>
        <text:list xml:id="list20953069480006" text:continue-numbering="true" text:style-name="WWNum2">
          <text:list-item>
            <text:p text:style-name="P35"><text:soft-page-break/><text:span text:style-name="T7">Liability of members</text:span></text:p>
          </text:list-item>
        </text:list>
        <text:p text:style-name="P51"><text:span text:style-name="T1">The liability of each member is limited to £1, being the amount that each member undertakes to contribute to the assets of the Company in the event of its being wound up while he or she is a member or within one year after he or she ceases to be a member, for:</text:span></text:p>
        <text:list xml:id="list20952775184709" text:continue-numbering="true" text:style-name="WWNum2">
          <text:list-item>
            <text:list>
              <text:list-item>
                <text:p text:style-name="P35"><text:span text:style-name="T6">payment of the Company’s debts and liabilities contracted before he or she ceases to be a member;</text:span></text:p>
              </text:list-item>
              <text:list-item>
                <text:p text:style-name="P35"><text:span text:style-name="T6">payment of the costs, charges and expenses of winding up; and</text:span></text:p>
              </text:list-item>
              <text:list-item>
                <text:p text:style-name="P35"><text:bookmark text:name="_5klfdxak57bi"/><text:span text:style-name="T6">adjustment of the rights of the contributories among themselves.</text:span></text:p>
              </text:list-item>
            </text:list>
          </text:list-item>
        </text:list>
        <text:p text:style-name="P40"><text:bookmark text:name="_17dp8vu"/></text:p>
        <text:p text:style-name="P13"><text:bookmark text:name="_3rdcrjn"/><text:span text:style-name="T7">DIRECTORS</text:span></text:p>
        <text:p text:style-name="P13"><text:bookmark text:name="_5udua16az8tb"/><text:span text:style-name="T7">DIRECTORS’ POWERS AND RESPONSIBILITIES</text:span></text:p>
        <text:p text:style-name="P13"><text:bookmark text:name="_26in1rg"/></text:p>
        <text:list xml:id="list20952739694943" text:continue-numbering="true" text:style-name="WWNum2">
          <text:list-item>
            <text:p text:style-name="P35"><text:bookmark text:name="_o8rqx96hh55v"/><text:span text:style-name="T7">Directors’ general authority</text:span></text:p>
            <text:list>
              <text:list-item>
                <text:p text:style-name="P35"><text:bookmark text:name="_9wwhop40y5po"/><text:span text:style-name="T1">Subject to the Articles, the Directors are responsible for the management of the Company’s business, for which purpose they may exercise all the powers of the Company.</text:span></text:p>
              </text:list-item>
              <text:list-item>
                <text:p text:style-name="P35"><text:bookmark text:name="_lnxbz9"/>The Directors may convene an advisory body to be called the ‘Advisory Board’ to inform them of changing expectations and experience of the communities it seeks to serve in the objects.</text:p>
              </text:list-item>
            </text:list>
          </text:list-item>
        </text:list>
        <text:p text:style-name="P53"><text:bookmark text:name="_35nkun2"/></text:p>
        <text:list xml:id="list20952695993081" text:continue-numbering="true" text:style-name="WWNum2">
          <text:list-item>
            <text:p text:style-name="P35"><text:span text:style-name="T7">Members’ reserve power</text:span></text:p>
            <text:list>
              <text:list-item>
                <text:p text:style-name="P35"><text:span text:style-name="T6">The members may, by special resolution, direct the Directors to take, or refrain from taking</text:span>,<text:span text:style-name="T6"> specific action.</text:span></text:p>
              </text:list-item>
              <text:list-item>
                <text:p text:style-name="P35"><text:bookmark text:name="_be6to9uiarqv"/><text:span text:style-name="T6">No such special resolution invalidates anything which the Directors have done before the passing of the resolution.</text:span></text:p>
              </text:list-item>
            </text:list>
          </text:list-item>
        </text:list>
        <text:p text:style-name="P40"><text:bookmark text:name="_1ksv4uv"/></text:p>
        <text:list xml:id="list20954229462119" text:continue-numbering="true" text:style-name="WWNum2">
          <text:list-item>
            <text:p text:style-name="P35"><text:span text:style-name="T7">Chair</text:span></text:p>
          </text:list-item>
        </text:list>
        <text:p text:style-name="P51"><text:bookmark text:name="_q8cabmwow16b"/><text:span text:style-name="T1">The Directors may appoint one of their number to be the chair of the Directors for such term of office as they determine and may at any time remove him or her from office.</text:span></text:p>
        <text:p text:style-name="P51"><text:bookmark text:name="_44sinio"/></text:p>
        <text:list xml:id="list20954175820293" text:continue-numbering="true" text:style-name="WWNum2">
          <text:list-item>
            <text:p text:style-name="P35"><text:span text:style-name="T7">Directors may delegate</text:span></text:p>
            <text:list>
              <text:list-item>
                <text:p text:style-name="P35"><text:soft-page-break/><text:span text:style-name="T6">Subject to the Articles, the Directors may delegate any of the powers which are conferred on them under the Articles or the implementation of their decisions or day to day management of the affairs of the Company:</text:span></text:p>
                <text:list>
                  <text:list-item>
                    <text:p text:style-name="P43"><text:span text:style-name="T6">to such person or committee;</text:span></text:p>
                  </text:list-item>
                  <text:list-item>
                    <text:p text:style-name="P43"><text:span text:style-name="T6">by such means (including by power of attorney);</text:span></text:p>
                  </text:list-item>
                  <text:list-item>
                    <text:p text:style-name="P43"><text:span text:style-name="T6">to such an extent;</text:span></text:p>
                  </text:list-item>
                  <text:list-item>
                    <text:p text:style-name="P43"><text:span text:style-name="T6">in relation to such matters or territories; and</text:span></text:p>
                  </text:list-item>
                  <text:list-item>
                    <text:p text:style-name="P43"><text:span text:style-name="T6">on such terms and conditions;</text:span></text:p>
                  </text:list-item>
                </text:list>
              </text:list-item>
            </text:list>
          </text:list-item>
        </text:list>
        <text:p text:style-name="P51"><text:span text:style-name="T1">as they think fit.</text:span></text:p>
        <text:list xml:id="list20953000022963" text:continue-numbering="true" text:style-name="WWNum2">
          <text:list-item>
            <text:list>
              <text:list-item>
                <text:p text:style-name="P35"><text:span text:style-name="T6">If the Directors so specify, any such delegation of this power may authorise further delegation of the Directors’ powers by any person to whom they are delegated.</text:span></text:p>
              </text:list-item>
              <text:list-item>
                <text:p text:style-name="P35"><text:bookmark text:name="_lqgn6oewirwp"/><text:span text:style-name="T6">The Directors may revoke any delegation in whole or part, or alter its terms and conditions.</text:span></text:p>
              </text:list-item>
            </text:list>
          </text:list-item>
        </text:list>
        <text:p text:style-name="P40"><text:bookmark text:name="_u8t5v5xst977"/></text:p>
        <text:list xml:id="list20953931275210" text:continue-numbering="true" text:style-name="WWNum2">
          <text:list-item>
            <text:p text:style-name="P35"><text:bookmark text:name="_vav7litpt3pn"/><text:span text:style-name="T4">Committees</text:span></text:p>
            <text:list>
              <text:list-item>
                <text:p text:style-name="P35"><text:bookmark text:name="_mfke5ulia0xx"/>Committees to which the Directors delegate any of their powers must follow procedures which are based as far as they are applicable on those provisions of the Articles which govern the taking of decisions by Directors.</text:p>
              </text:list-item>
              <text:list-item>
                <text:p text:style-name="P35"><text:bookmark text:name="_2idgohq15g6i"/>The Directors may make rules of procedure for all or any committees, which prevail over rules derived from the Articles if they are not consistent with them. </text:p>
              </text:list-item>
            </text:list>
          </text:list-item>
        </text:list>
        <text:p text:style-name="P40"><text:bookmark text:name="_kf4vfhq9rtsk"/></text:p>
        <text:p text:style-name="P13"><text:span text:style-name="T7">DECISION-MAKING BY DIRECTORS</text:span></text:p>
        <text:list xml:id="list20952724225525" text:continue-numbering="true" text:style-name="WWNum2">
          <text:list-item>
            <text:p text:style-name="P35"><text:bookmark text:name="_z337ya"/><text:span text:style-name="T7">Directors to take decisions collectively</text:span></text:p>
          </text:list-item>
        </text:list>
        <text:p text:style-name="P51"><text:bookmark text:name="_lahl8g122os0"/><text:span text:style-name="T1">Any decision of the Directors must be either a majority decision at a meeting or a decision taken in accordance with Article </text:span>19<text:span text:style-name="T1">.</text:span></text:p>
        <text:p text:style-name="P51"><text:bookmark text:name="_3j2qqm3"/></text:p>
        <text:list xml:id="list20953347902051" text:continue-numbering="true" text:style-name="WWNum2">
          <text:list-item>
            <text:p text:style-name="P35"><text:bookmark text:name="_1y810tw"/><text:span text:style-name="T7">Calling a Directors’ meeting</text:span></text:p>
            <text:list>
              <text:list-item>
                <text:p text:style-name="P35"><text:span text:style-name="T6">Two Directors may (and the Secretary, if any, must at the request of two Directors) call a Directors’ meeting.</text:span></text:p>
              </text:list-item>
              <text:list-item>
                <text:p text:style-name="P35"><text:span text:style-name="T6">A Directors’ meeting must be called by at least seven Clear Days’ notice unless either:</text:span></text:p>
                <text:list>
                  <text:list-item>
                    <text:p text:style-name="P43"><text:soft-page-break/><text:span text:style-name="T6">all the Directors agree; or</text:span></text:p>
                  </text:list-item>
                  <text:list-item>
                    <text:p text:style-name="P43"><text:span text:style-name="T6">urgent circumstances require shorter notice.</text:span></text:p>
                  </text:list-item>
                </text:list>
              </text:list-item>
              <text:list-item>
                <text:p text:style-name="P35"><text:bookmark text:name="_4i7ojhp"/><text:span text:style-name="T6">Notice of Directors’ meetings must be given to each Director.</text:span></text:p>
              </text:list-item>
              <text:list-item>
                <text:p text:style-name="P35"><text:span text:style-name="T6">Every notice calling a Directors’ meeting must specify:</text:span></text:p>
                <text:list>
                  <text:list-item>
                    <text:p text:style-name="P43"><text:span text:style-name="T6">the place, day and time of the meeting; and</text:span></text:p>
                  </text:list-item>
                  <text:list-item>
                    <text:p text:style-name="P43"><text:bookmark text:name="_2xcytpi"/><text:span text:style-name="T6">if it is anticipated that Directors participating in the meeting will not be in the same place, how it is proposed that they should communicate with each other during the meeting.</text:span></text:p>
                  </text:list-item>
                </text:list>
              </text:list-item>
              <text:list-item>
                <text:p text:style-name="P35"><text:span text:style-name="T6">Notice of Directors’ meetings need not be in Writing.</text:span></text:p>
              </text:list-item>
              <text:list-item>
                <text:p text:style-name="P35"><text:bookmark text:name="_1ci93xb"/><text:span text:style-name="T6">Notice of Directors’ meetings may be sent by Electronic Means to an Address provided by the Director for the purpose.</text:span></text:p>
              </text:list-item>
            </text:list>
          </text:list-item>
          <text:list-item>
            <text:p text:style-name="P35"><text:span text:style-name="T7">Participation in Directors’ meetings</text:span></text:p>
            <text:list>
              <text:list-item>
                <text:p text:style-name="P35"><text:span text:style-name="T6">Subject to the Articles, Directors participate in a Directors’ meeting, or part of a Directors’ meeting, when:</text:span></text:p>
                <text:list>
                  <text:list-item>
                    <text:p text:style-name="P43"><text:span text:style-name="T6">the meeting has been called and takes place in accordance with the Articles; and</text:span></text:p>
                  </text:list-item>
                  <text:list-item>
                    <text:p text:style-name="P43"><text:span text:style-name="T6">they can each communicate to the others any information or opinions they have on any particular item of the business of the meeting.</text:span></text:p>
                  </text:list-item>
                </text:list>
              </text:list-item>
              <text:list-item>
                <text:p text:style-name="P35"><text:span text:style-name="T6">In determining whether Directors are participating in a Directors’ meeting, it is irrelevant where any Director is or how they communicate with each other.</text:span></text:p>
              </text:list-item>
              <text:list-item>
                <text:p text:style-name="P35"><text:bookmark text:name="_4p98ek6naccp"/><text:span text:style-name="T6">If all the Directors participating in a meeting are not in the same place, they may decide that the meeting is to be treated as taking place wherever any of them is.</text:span></text:p>
              </text:list-item>
            </text:list>
          </text:list-item>
        </text:list>
        <text:p text:style-name="P40"><text:bookmark text:name="_3whwml4"/></text:p>
        <text:list xml:id="list20953744861589" text:continue-numbering="true" text:style-name="WWNum2">
          <text:list-item>
            <text:p text:style-name="P35"><text:span text:style-name="T7">Quorum for Directors’ meetings</text:span></text:p>
            <text:list>
              <text:list-item>
                <text:p text:style-name="P35"><text:span text:style-name="T6">At a Directors’ meeting, unless a quorum is participating, no proposal is to be voted on, except a proposal to call another meeting.</text:span></text:p>
              </text:list-item>
              <text:list-item>
                <text:p text:style-name="P35"><text:span text:style-name="T6">The quorum for Directors’ meetings may be fixed from time to time by a decision of the Directors, but it must never be less than t</text:span>wo<text:span text:style-name="T6">, and unless otherwise fixed it is </text:span>three<text:span text:style-name="T6">.</text:span></text:p>
              </text:list-item>
              <text:list-item>
                <text:p text:style-name="P35"><text:span text:style-name="T6">If the total number of Directors for the time being is less than the quorum required, the Directors must not take any decision other than a decision:</text:span></text:p>
                <text:list>
                  <text:list-item>
                    <text:p text:style-name="P43"><text:span text:style-name="T6">to appoint further Directors; or</text:span></text:p>
                  </text:list-item>
                  <text:list-item>
                    <text:p text:style-name="P43"><text:bookmark text:name="_kj174z7jg5wi"/><text:span text:style-name="T6">to call a general meeting so as to enable the members to appoint further Directors.</text:span></text:p>
                  </text:list-item>
                </text:list>
              </text:list-item>
            </text:list>
          </text:list-item>
        </text:list>
        <text:p text:style-name="P54"><text:bookmark text:name="_2bn6wsx"/><text:soft-page-break/></text:p>
        <text:list xml:id="list20952519716439" text:continue-numbering="true" text:style-name="WWNum2">
          <text:list-item>
            <text:p text:style-name="P35"><text:bookmark text:name="_qsh70q"/><text:span text:style-name="T7">Chairing of Directors’ meetings</text:span></text:p>
          </text:list-item>
        </text:list>
        <text:p text:style-name="P51"><text:bookmark text:name="_gane5vnurlur"/><text:span text:style-name="T1">The Chair, if any, or in his or her absence another Director nominated by the Directors present shall preside as chair of each Directors’ meeting.</text:span></text:p>
        <text:p text:style-name="P51"><text:bookmark text:name="_h0kuzqmp8na"/></text:p>
        <text:list xml:id="list20954503961596" text:continue-numbering="true" text:style-name="WWNum2">
          <text:list-item>
            <text:p text:style-name="P39"><text:span text:style-name="T7">Decision-making at meetings </text:span></text:p>
            <text:list>
              <text:list-item>
                <text:p text:style-name="P39"><text:span text:style-name="T6">Questions arising at a Directors’ meeting shall be decided by a majority of votes.</text:span></text:p>
              </text:list-item>
              <text:list-item>
                <text:p text:style-name="P35"><text:span text:style-name="T6">In all proceedings of Directors each Director must not have more than one vote.</text:span></text:p>
              </text:list-item>
              <text:list-item>
                <text:p text:style-name="P35"><text:bookmark text:name="_z1rfpgk1mxa6"/><text:span text:style-name="T6">In case of an equality of votes, the Chair shall have a second or casting vote.</text:span></text:p>
              </text:list-item>
            </text:list>
          </text:list-item>
        </text:list>
        <text:p text:style-name="P40"><text:bookmark text:name="_1pxezwc"/></text:p>
        <text:list xml:id="list20953299647867" text:continue-numbering="true" text:style-name="WWNum2">
          <text:list-item>
            <text:p text:style-name="P35"><text:bookmark text:name="_49x2ik5"/><text:span text:style-name="T7">Decisions without a meeting</text:span></text:p>
            <text:list>
              <text:list-item>
                <text:p text:style-name="P35"><text:bookmark text:name="_2p2csry"/><text:span text:style-name="T6">The Directors may take a unanimous decision without a Directors’ meeting in accordance with this Article by indicating to each other by any means, including without limitation by Electronic Means, that they share a common view on a matter. <text:s/>Such a decision may, but need not, take the form of a resolution in Writing, copies of which have been signed by each Director or to which each Director has otherwise indicated agreement in Writing. <text:s/></text:span></text:p>
              </text:list-item>
              <text:list-item>
                <text:p text:style-name="P35"><text:span text:style-name="T6">A decision which is made in accordance with Article </text:span>19.1<text:span text:style-name="T6"> shall be as valid and effectual as if it had been passed at a meeting duly convened and held, provided the following conditions are complied with: </text:span></text:p>
                <text:list>
                  <text:list-item>
                    <text:p text:style-name="P43"><text:span text:style-name="T6">approval from each Director must be received by one person being either such person as all the Directors have nominated in advance for that purpose or such other person as volunteers if necessary (“the Recipient”), which person may, for the avoidance of doubt, be one of the Directors; </text:span></text:p>
                  </text:list-item>
                  <text:list-item>
                    <text:p text:style-name="P43"><text:span text:style-name="T6">following receipt of responses from all of the Directors, the Recipient must communicate to all of the Directors by any means whether the resolution has been formally approved by the Directors in accordance with this Article 1</text:span>9<text:span text:style-name="T6">.2;</text:span></text:p>
                  </text:list-item>
                  <text:list-item>
                    <text:p text:style-name="P43"><text:span text:style-name="T6">the date of the decision shall be the date of the communication from the Recipient confirming formal approval;</text:span></text:p>
                  </text:list-item>
                  <text:list-item>
                    <text:p text:style-name="P43"><text:span text:style-name="T6">the Recipient must prepare a minute of the decision in accordance with Article </text:span>48<text:span text:style-name="T6">.</text:span></text:p>
                  </text:list-item>
                </text:list>
              </text:list-item>
            </text:list>
          </text:list-item>
        </text:list>
        <text:p text:style-name="P54"/>
        <text:list xml:id="list20954182500641" text:continue-numbering="true" text:style-name="WWNum2">
          <text:list-item>
            <text:p text:style-name="P35"><text:bookmark text:name="_3o7alnk"/><text:span text:style-name="T7">Conflicts of interest</text:span></text:p>
            <text:list>
              <text:list-item>
                <text:p text:style-name="P35"><text:bookmark text:name="_23ckvvd"/><text:span text:style-name="T6">Whenever a Director finds himself or herself in a situation that is reasonably likely to give rise to a Conflict of Interest, he or she must declare his or her interest to the Directors unless, or except to the extent that, the other Directors are or ought reasonably to be aware of it already. </text:span></text:p>
              </text:list-item>
              <text:list-item>
                <text:p text:style-name="P35"><text:span text:style-name="T6">If any question arises as to whether a Director has a Conflict of Interest, the question shall be decided by a majority decision of the other Directors.</text:span></text:p>
              </text:list-item>
              <text:list-item>
                <text:p text:style-name="P35"><text:span text:style-name="T6">Whenever a matter is to be discussed at a meeting or decided in accordance with Article 1</text:span>9<text:span text:style-name="T6"> and a Director has a Conflict of Interest in respect of that matter then, subject to Article 2</text:span>1<text:span text:style-name="T6">, he or she must:</text:span></text:p>
                <text:list>
                  <text:list-item>
                    <text:p text:style-name="P43"><text:soft-page-break/><text:span text:style-name="T6">remain only for such part of the meeting as in the view of the other Directors is necessary to inform the debate;</text:span></text:p>
                  </text:list-item>
                  <text:list-item>
                    <text:p text:style-name="P43"><text:span text:style-name="T6">not be counted in the quorum for that part of the meeting; and</text:span></text:p>
                  </text:list-item>
                  <text:list-item>
                    <text:p text:style-name="P43"><text:span text:style-name="T6">withdraw during the vote and have no vote on the matter.</text:span></text:p>
                  </text:list-item>
                </text:list>
              </text:list-item>
              <text:list-item>
                <text:p text:style-name="P35"><text:bookmark text:name="_oc7vpp3hse79"/><text:span text:style-name="T6">When a Director has a Conflict of Interest which he or she has declared to the Directors, he or she shall not be in breach of his or her duties to the Company by withholding confidential information from the Company if to disclose it would result in a breach of any other duty or obligation of confidence owed by him or her.</text:span></text:p>
              </text:list-item>
            </text:list>
          </text:list-item>
        </text:list>
        <text:p text:style-name="P40"><text:bookmark text:name="_ihv636"/></text:p>
        <text:list xml:id="list20952966126521" text:continue-numbering="true" text:style-name="WWNum2">
          <text:list-item>
            <text:p text:style-name="P35"><text:span text:style-name="T7">Directors’ power to authorise a conflict of interest</text:span></text:p>
            <text:list>
              <text:list-item>
                <text:p text:style-name="P35"><text:bookmark text:name="_32hioqz"/><text:span text:style-name="T6">The Directors have power to authorise a Director to be in a position of Conflict of Interest provided:</text:span></text:p>
                <text:list>
                  <text:list-item>
                    <text:p text:style-name="P43"><text:span text:style-name="T6">in relation to the decision to authorise a Conflict of Interest, the conflicted Director must comply with Article </text:span>20<text:span text:style-name="T6">.3;</text:span></text:p>
                  </text:list-item>
                  <text:list-item>
                    <text:p text:style-name="P43"><text:span text:style-name="T6">in authorising a Conflict of Interest, the Directors can decide the manner in which the Conflict of Interest may be dealt with and, for the avoidance of doubt, they can decide that the Director with a Conflict of Interest can participate in a vote on the matter and can be counted in the quorum; </text:span></text:p>
                  </text:list-item>
                  <text:list-item>
                    <text:p text:style-name="P43"><text:span text:style-name="T6">the decision to authorise a Conflict of Interest can impose such terms as the Directors think fit and is subject always to their right to vary or terminate the authorisation.</text:span></text:p>
                  </text:list-item>
                </text:list>
              </text:list-item>
              <text:list-item>
                <text:p text:style-name="P35"><text:span text:style-name="T6">If a matter, or office, employment or position, has been authorised by the Directors in accordance with Article 2</text:span>1<text:span text:style-name="T6">.1 then, even if he or she has been authorised to remain at the meeting by the other Directors, the Director may absent himself or herself from meetings of the Directors at which anything relating to that matter, or that office, employment or position, will or may be discussed.</text:span></text:p>
              </text:list-item>
              <text:list-item>
                <text:p text:style-name="P35"><text:bookmark text:name="_qycdirjvztbv"/><text:span text:style-name="T6">A Director shall not be accountable to the Company for any benefit which he or she derives from any matter, or from any office, employment or position, which has been authorised by the Directors in accordance with Article 2</text:span>1<text:span text:style-name="T6">.1 (subject to any limits or conditions to which such approval was subject).</text:span></text:p>
              </text:list-item>
            </text:list>
          </text:list-item>
        </text:list>
        <text:p text:style-name="P40"><text:bookmark text:name="_1hmsyys"/></text:p>
        <text:list xml:id="list20953379143745" text:continue-numbering="true" text:style-name="WWNum2">
          <text:list-item>
            <text:p text:style-name="P35"><text:bookmark text:name="_41mghml"/><text:span text:style-name="T7">Register of Directors’ interests</text:span></text:p>
          </text:list-item>
        </text:list>
        <text:p text:style-name="P51"><text:bookmark text:name="_cbx0is1pr5id"/><text:span text:style-name="T1">The Directors shall cause a register of Directors’ interests to be kept. <text:s/>A Director must declare the nature and extent of any interest, direct or indirect, which he or she has in a proposed transaction or arrangement with the Company or in any transaction or arrangement entered into by the Company which has not previously been declared. <text:s/></text:span></text:p>
        <text:p text:style-name="P51"><text:bookmark text:name="_2grqrue"/></text:p>
        <text:p text:style-name="P13"><text:bookmark text:name="_vx1227"/><text:span text:style-name="T7">APPOINTMENT AND RETIREMENT OF DIRECTORS</text:span></text:p>
        <text:list xml:id="list20953665478682" text:continue-numbering="true" text:style-name="WWNum2">
          <text:list-item>
            <text:p text:style-name="P35"><text:span text:style-name="T7">Methods of appointing Directors </text:span></text:p>
            <text:list>
              <text:list-item>
                <text:p text:style-name="P35"><text:span text:style-name="T6">Those persons notified to the Registrar of Companies as the first Directors of the Company shall be the first Directors.</text:span></text:p>
              </text:list-item>
              <text:list-item>
                <text:p text:style-name="P35"><text:bookmark text:name="_b62biprlglz3"/><text:span text:style-name="T6">Any person who is willing to act as a Director, and is permitted by law to do so, may be appointed to be a Director by a decision of the Directors.</text:span></text:p>
              </text:list-item>
            </text:list>
          </text:list-item>
        </text:list>
        <text:p text:style-name="P40"><text:bookmark text:name="_3fwokq0"/></text:p>
        <text:list xml:id="list20953487652618" text:continue-numbering="true" text:style-name="WWNum2">
          <text:list-item>
            <text:p text:style-name="P39"><text:bookmark text:name="_1v1yuxt"/><text:soft-page-break/><text:span text:style-name="T7">Termination of Director’s appointment</text:span></text:p>
          </text:list-item>
        </text:list>
        <text:p text:style-name="P52"><text:span text:style-name="T1">A person ceases to be a Director as soon as:</text:span></text:p>
        <text:list xml:id="list20954434865666" text:continue-numbering="true" text:style-name="WWNum2">
          <text:list-item>
            <text:list>
              <text:list-item>
                <text:list>
                  <text:list-item>
                    <text:list>
                      <text:list-item>
                        <text:p text:style-name="P43"><text:span text:style-name="T6">that person ceases to be a Director by virtue of any provision of the Companies Act 2006, or is prohibited from being a Director by law;</text:span></text:p>
                      </text:list-item>
                      <text:list-item>
                        <text:p text:style-name="P43"><text:span text:style-name="T6">a bankruptcy order is made against that person, or an order is made against that person in individual insolvency proceedings in a jurisdiction other than England and Wales or Northern Ireland which have an effect similar to that of bankruptcy;</text:span></text:p>
                      </text:list-item>
                      <text:list-item>
                        <text:p text:style-name="P43"><text:span text:style-name="T6">a composition is made with that person’s creditors generally in satisfaction of that person’s debts;</text:span></text:p>
                      </text:list-item>
                      <text:list-item>
                        <text:p text:style-name="P43">the Directors reasonably believe he or she is suffering from long-term illness and incapable of acting and they resolve that he or she be removed from office;</text:p>
                      </text:list-item>
                      <text:list-item>
                        <text:p text:style-name="P43"><text:bookmark text:name="_4f1mdlm"/><text:span text:style-name="T6">notification is received by the Company from the Director that the Director is resigning from office, and such resignation has taken effect in accordance with its terms (but only if at least two Directors will remain in office when such resignation has taken effect); or</text:span></text:p>
                      </text:list-item>
                      <text:list-item>
                        <text:p text:style-name="P43"><text:span text:style-name="T6">the Director fails to attend three consecutive meetings of the Directors and the Directors resolve that the Director be removed for this reason.</text:span></text:p>
                      </text:list-item>
                      <text:list-item>
                        <text:p text:style-name="P43"><text:bookmark text:name="_i0ncc3gh3dc2"/><text:span text:style-name="T6">the Director ceases to be a member.</text:span></text:p>
                      </text:list-item>
                    </text:list>
                  </text:list-item>
                </text:list>
              </text:list-item>
            </text:list>
          </text:list-item>
        </text:list>
        <text:p text:style-name="P55"><text:bookmark text:name="_2u6wntf"/></text:p>
        <text:list xml:id="list20953951644057" text:continue-numbering="true" text:style-name="WWNum2">
          <text:list-item>
            <text:p text:style-name="P35"><text:span text:style-name="T7">Directors’ remuneration</text:span></text:p>
            <text:list>
              <text:list-item>
                <text:p text:style-name="P35"><text:span text:style-name="T6">Directors may undertake any services for the Company that the Directors decide.</text:span></text:p>
              </text:list-item>
              <text:list-item>
                <text:p text:style-name="P35"><text:span text:style-name="T6">Directors are entitled to such remuneration as the Directors determine:</text:span></text:p>
                <text:list>
                  <text:list-item>
                    <text:list>
                      <text:list-item>
                        <text:p text:style-name="P43"><text:span text:style-name="T6">for their services to the Company as Directors; and</text:span></text:p>
                      </text:list-item>
                      <text:list-item>
                        <text:p text:style-name="P43"><text:span text:style-name="T6">for any other service which they undertake for the Company.</text:span></text:p>
                      </text:list-item>
                    </text:list>
                  </text:list-item>
                </text:list>
              </text:list-item>
              <text:list-item>
                <text:p text:style-name="P35"><text:span text:style-name="T6">Subject to the Articles, a Director’s remuneration may:</text:span></text:p>
                <text:list>
                  <text:list-item>
                    <text:list>
                      <text:list-item>
                        <text:p text:style-name="P43"><text:span text:style-name="T6">take any form; and</text:span></text:p>
                      </text:list-item>
                      <text:list-item>
                        <text:p text:style-name="P43"><text:span text:style-name="T6">include any arrangements in connection with the payment of a pension, allowance or gratuity, or any death, sickness or disability benefits, to or in respect of that director.</text:span></text:p>
                      </text:list-item>
                    </text:list>
                  </text:list-item>
                </text:list>
              </text:list-item>
              <text:list-item>
                <text:p text:style-name="P35"><text:span text:style-name="T6">Unless the Directors decide otherwise, Directors’ remuneration accrues from day to day.</text:span></text:p>
              </text:list-item>
              <text:list-item>
                <text:p text:style-name="P35"><text:bookmark text:name="_vqs3uxyhqico"/><text:span text:style-name="T6">Unless the Directors decide otherwise, Directors are not accountable to the Company for any remuneration which they receive as Directors or other officers or employees of the Company’s subsidiaries or of any other body corporate in which the Company is interested.</text:span></text:p>
              </text:list-item>
            </text:list>
          </text:list-item>
        </text:list>
        <text:p text:style-name="P40"><text:bookmark text:name="_19c6y18"/></text:p>
        <text:list xml:id="list20952750841168" text:continue-numbering="true" text:style-name="WWNum2">
          <text:list-item>
            <text:p text:style-name="P35"><text:soft-page-break/><text:span text:style-name="T7">Directors’ expenses</text:span></text:p>
            <text:list>
              <text:list-item>
                <text:p text:style-name="P35"><text:span text:style-name="T6">The Company may pay any reasonable expenses which the Directors properly incur in connection with their attendance at:</text:span></text:p>
                <text:list>
                  <text:list-item>
                    <text:list>
                      <text:list-item>
                        <text:p text:style-name="P43"><text:span text:style-name="T6">meetings of Directors or committees of Directors;</text:span></text:p>
                      </text:list-item>
                      <text:list-item>
                        <text:p text:style-name="P43"><text:span text:style-name="T6">general meetings; or</text:span></text:p>
                      </text:list-item>
                      <text:list-item>
                        <text:p text:style-name="P43"><text:span text:style-name="T6">separate meetings of any class of members or of the holders of any debentures of the Company,</text:span></text:p>
                      </text:list-item>
                    </text:list>
                  </text:list-item>
                </text:list>
              </text:list-item>
            </text:list>
          </text:list-item>
        </text:list>
        <text:p text:style-name="P51"><text:span text:style-name="T1">or otherwise in connection with the exercise of their powers and the discharge of their responsibilities in relation to the Company.</text:span></text:p>
        <text:p text:style-name="P26"><text:bookmark text:name="_3tbugp1"/></text:p>
        <text:p text:style-name="P13"><text:bookmark text:name="_28h4qwu"/><text:span text:style-name="T7">MEMBERS</text:span></text:p>
        <text:p text:style-name="P13"><text:bookmark text:name="_nmf14n"/><text:span text:style-name="T7">BECOMING AND CEASING TO BE A MEMBER</text:span></text:p>
        <text:list xml:id="list20954010588990" text:continue-numbering="true" text:style-name="WWNum2">
          <text:list-item>
            <text:p text:style-name="P35"><text:span text:style-name="T7">Becoming a member</text:span></text:p>
            <text:list>
              <text:list-item>
                <text:p text:style-name="P35"><text:span text:style-name="T6">The subscribers to the Memorandum are the first members of the Company. </text:span></text:p>
              </text:list-item>
              <text:list-item>
                <text:p text:style-name="P35"><text:span text:style-name="T6">Such other persons as are admitted to membership in accordance with the Articles shall be members of the Company. </text:span></text:p>
              </text:list-item>
              <text:list-item>
                <text:p text:style-name="P35"><text:span text:style-name="T6">Each member of the company shall be a Director. </text:span></text:p>
              </text:list-item>
              <text:list-item>
                <text:p text:style-name="P35"><text:span text:style-name="T6">No person shall be admitted a member of the Company unless he or she is approved by the Directors.</text:span></text:p>
              </text:list-item>
              <text:list-item>
                <text:p text:style-name="P35"><text:bookmark text:name="_96h6yfpz0ko6"/><text:span text:style-name="T6">Every person who wishes to become a member shall deliver to the company an application for membership in such form (and containing such information) as the Directors require and executed by him or her.</text:span></text:p>
              </text:list-item>
            </text:list>
          </text:list-item>
        </text:list>
        <text:p text:style-name="P40"><text:bookmark text:name="_37m2jsg"/></text:p>
        <text:list xml:id="list20954445959875" text:continue-numbering="true" text:style-name="WWNum2">
          <text:list-item>
            <text:p text:style-name="P35"><text:span text:style-name="T7">Termination of membership</text:span></text:p>
            <text:list>
              <text:list-item>
                <text:p text:style-name="P35"><text:span text:style-name="T6">Membership is not transferable to anyone else. </text:span></text:p>
              </text:list-item>
              <text:list-item>
                <text:p text:style-name="P35"><text:span text:style-name="T6">Membership is terminated if: </text:span></text:p>
                <text:list>
                  <text:list-item>
                    <text:p text:style-name="P43"><text:span text:style-name="T6">the member dies or ceases to exist; </text:span></text:p>
                  </text:list-item>
                  <text:list-item>
                    <text:p text:style-name="P43"><text:span text:style-name="T6">otherwise in accordance with the Articles; or </text:span></text:p>
                  </text:list-item>
                  <text:list-item>
                    <text:p text:style-name="P43"><text:bookmark text:name="_wvnsihf2o91x"/><text:soft-page-break/><text:span text:style-name="T6">a member ceases to be a Director.</text:span></text:p>
                  </text:list-item>
                  <text:list-item>
                    <text:p text:style-name="P43"><text:bookmark text:name="_owmrnnij7ofj"/>at a meeting of the Directors at which at least half of the Directors are present, a resolution is passed resolving that the member be expelled on the ground that his or her continued membership is harmful to or is likely to become harmful to the interests of the Company. Such a resolution may not be passed unless the member has been given at least 14 Clear Days’ notice that the resolution is to be proposed, specifying the circumstances alleged to justify expulsion, and has been afforded a reasonable opportunity of being heard by or of making written representations to the Directors. A member expelled by such a resolution will nevertheless remain liable to pay to the Company any subscription or other sum owed by him or her.</text:p>
                  </text:list-item>
                </text:list>
              </text:list-item>
            </text:list>
          </text:list-item>
        </text:list>
        <text:p text:style-name="P13"><text:span text:style-name="T4">ORGANISATION OF GENERAL MEETINGS</text:span></text:p>
        <text:list xml:id="list20954070027570" text:continue-numbering="true" text:style-name="WWNum2">
          <text:list-item>
            <text:p text:style-name="P39"><text:bookmark text:name="_46r0co2"/><text:span text:style-name="T4">General meetings</text:span></text:p>
            <text:list>
              <text:list-item>
                <text:p text:style-name="P39"><text:span text:style-name="T6">The Directors may call a general meeting at any time.</text:span></text:p>
              </text:list-item>
              <text:list-item>
                <text:p text:style-name="P39">The Directors must call a general meeting if required to do so by the members under the Companies Acts.</text:p>
              </text:list-item>
            </text:list>
          </text:list-item>
        </text:list>
        <text:p text:style-name="P41"/>
        <text:list xml:id="list20953883684814" text:continue-numbering="true" text:style-name="WWNum2">
          <text:list-item>
            <text:p text:style-name="P39"><text:span text:style-name="T4">Length of notice </text:span></text:p>
            <text:list>
              <text:list-item>
                <text:p text:style-name="P39">All general meetings must be called by either:</text:p>
              </text:list-item>
            </text:list>
          </text:list-item>
        </text:list>
        <text:list xml:id="list8296243036813465136" text:style-name="WWNum7">
          <text:list-item>
            <text:p text:style-name="P49">at least 14 Clear Days’ notice.</text:p>
          </text:list-item>
          <text:list-item>
            <text:p text:style-name="P49">shorter notice if it is so agreed by a majority representing at least of 80% of the members having a right to attend and vote at that meeting.</text:p>
          </text:list-item>
        </text:list>
        <text:p text:style-name="P14"/>
        <text:list xml:id="list20953625597066" text:continue-list="list20953883684814" text:style-name="WWNum2">
          <text:list-item>
            <text:p text:style-name="P39"><text:span text:style-name="T4">Contents of notice</text:span></text:p>
            <text:list>
              <text:list-item>
                <text:p text:style-name="P39">Every notice calling a general meeting must specify the place, day and time of the meeting, whether it is a general or an annual general meeting, and the general nature of the business to be transacted.</text:p>
              </text:list-item>
              <text:list-item>
                <text:p text:style-name="P39">If a special resolution is to be proposed, the notice must include the proposed resolution and specify that it is proposed as a special resolution.</text:p>
              </text:list-item>
              <text:list-item>
                <text:p text:style-name="P39">In every notice calling a meeting of the Company there must appear with reasonable prominence a statement informing the member of his or her rights to appoint another person as his or her proxy at a general meeting.</text:p>
              </text:list-item>
            </text:list>
          </text:list-item>
        </text:list>
        <text:p text:style-name="P41"/>
        <text:list xml:id="list20954287504969" text:continue-numbering="true" text:style-name="WWNum2">
          <text:list-item>
            <text:p text:style-name="P39"><text:span text:style-name="T4">Service of notice</text:span></text:p>
          </text:list-item>
        </text:list>
        <text:p text:style-name="P14"><text:span text:style-name="T4"><text:tab/></text:span>Notice of general meetings must be given to every member and to the Directors.</text:p>
        <text:p text:style-name="P14"/>
        <text:list xml:id="list20952652094059" text:continue-numbering="true" text:style-name="WWNum2">
          <text:list-item>
            <text:p text:style-name="P39"><text:span text:style-name="T4">Attendance and speaking at general meetings</text:span></text:p>
            <text:list>
              <text:list-item>
                <text:p text:style-name="P39"><text:soft-page-break/>A person is able to exercise the right to speak at a general meeting when that person is in a position to communicate to all those attending the meeting, during the meeting, any information or opinions which that person has on the business of the meeting.</text:p>
              </text:list-item>
              <text:list-item>
                <text:p text:style-name="P39">A person is able to exercise the right to vote at a general meeting when:</text:p>
                <text:list>
                  <text:list-item>
                    <text:p text:style-name="P45">that person is able to vote, during the meeting, on resolutions put to the vote at the meeting; and</text:p>
                  </text:list-item>
                  <text:list-item>
                    <text:p text:style-name="P45">that person’s vote can be taken into account in determining whether or not such resolutions are passed at the same time as the votes of all the other persons attending the meeting.</text:p>
                  </text:list-item>
                </text:list>
              </text:list-item>
              <text:list-item>
                <text:p text:style-name="P39">The Directors may make whatever arrangements they consider appropriate to enable those attending a general meeting to exercise their rights to speak or vote at it.</text:p>
              </text:list-item>
              <text:list-item>
                <text:p text:style-name="P39">In determining attendance at a general meeting, it is immaterial whether any two or more members attending it are in the same place as each other.</text:p>
              </text:list-item>
              <text:list-item>
                <text:p text:style-name="P39">Two or more persons who are not in the same place as each other attend a general meeting if their circumstances are such that if they have (or were to have) rights to speak and vote at that meeting, they are (or would be) able to exercise them.</text:p>
              </text:list-item>
            </text:list>
          </text:list-item>
        </text:list>
        <text:p text:style-name="P41"/>
        <text:list xml:id="list20953933481906" text:continue-numbering="true" text:style-name="WWNum2">
          <text:list-item>
            <text:p text:style-name="P39"><text:span text:style-name="T4">Quorum for general meetings</text:span></text:p>
            <text:list>
              <text:list-item>
                <text:p text:style-name="P39">No business (other than the appointment of the chair of the meeting) may be transacted at any general meeting unless a quorum is present.</text:p>
              </text:list-item>
              <text:list-item>
                <text:p text:style-name="P39">Two persons entitled to vote on the business to be transacted (each being a member, a proxy for a member or a duly Authorised Representative of a member); or 10% of the total membership (represented in person or by proxy), whichever is greater, shall be a quorum.</text:p>
              </text:list-item>
              <text:list-item>
                <text:p text:style-name="P39">If a quorum is not present within half an hour from the time appointed for the meeting, the meeting shall stand adjourned to the same day in the next week at the same time and place, or to such time and place as the Directors may determine, and if at the adjourned meeting a quorum is not present within half an hour from the time appointed for the meeting those present and entitled to vote shall be a quorum.</text:p>
              </text:list-item>
            </text:list>
          </text:list-item>
        </text:list>
        <text:p text:style-name="P41"/>
        <text:list xml:id="list20954143389988" text:continue-numbering="true" text:style-name="WWNum2">
          <text:list-item>
            <text:p text:style-name="P39"><text:span text:style-name="T4">Chairing general meetings</text:span></text:p>
            <text:list>
              <text:list-item>
                <text:p text:style-name="P39">The Chair (if any) or in his or her absence some other Director nominated by the Directors will preside as chair of every general meeting.</text:p>
              </text:list-item>
              <text:list-item>
                <text:p text:style-name="P39">If neither the Chair nor such other Director nominated in accordance with Article 35.1 (if any) is present within fifteen minutes after the time appointed for holding the meeting and willing to act, the Directors present shall elect one of their number to chair the meeting and, if there is only one Director present and willing to act, he or she shall be chair of the meeting.</text:p>
              </text:list-item>
              <text:list-item>
                <text:p text:style-name="P39">If no Director is willing to act as chair of the meeting, or if no Director is present within fifteen minutes after the time appointed for holding the meeting, the members present in person or by proxy and entitled to vote must choose one of their number to be chair of the meeting, save that a proxy holder who is not a member entitled to vote shall not be entitled to be appointed chair of the meeting.</text:p>
              </text:list-item>
            </text:list>
          </text:list-item>
        </text:list>
        <text:p text:style-name="P41"/>
        <text:p text:style-name="P41"/>
        <text:list xml:id="list20954600513215" text:continue-numbering="true" text:style-name="WWNum2">
          <text:list-item>
            <text:p text:style-name="P39"><text:span text:style-name="T4">Attendance and speaking by Directors and non-members</text:span></text:p>
            <text:list>
              <text:list-item>
                <text:p text:style-name="P39">A Director may, even if not a member, attend and speak at any general meeting.</text:p>
              </text:list-item>
              <text:list-item>
                <text:p text:style-name="P39"><text:soft-page-break/>The chair of the meeting may permit other persons who are not members of the Company to attend and speak at a general meeting.</text:p>
              </text:list-item>
            </text:list>
          </text:list-item>
        </text:list>
        <text:p text:style-name="P41"/>
        <text:list xml:id="list20952774685561" text:continue-numbering="true" text:style-name="WWNum2">
          <text:list-item>
            <text:p text:style-name="P39"><text:span text:style-name="T4">Adjournment</text:span></text:p>
            <text:list>
              <text:list-item>
                <text:p text:style-name="P39">The chair of the meeting may adjourn a general meeting at which a quorum is present if:</text:p>
                <text:list>
                  <text:list-item>
                    <text:p text:style-name="P45">the meeting consents to an adjournment; or</text:p>
                  </text:list-item>
                  <text:list-item>
                    <text:p text:style-name="P45">it appears to the chair of the meeting that an adjournment is necessary to protect the safety of any person attending the meeting or ensure that the business of the meeting is conducted in an orderly manner.</text:p>
                  </text:list-item>
                </text:list>
              </text:list-item>
              <text:list-item>
                <text:p text:style-name="P39">The chair of the meeting must adjourn a general meeting if directed to do so by the meeting.</text:p>
              </text:list-item>
              <text:list-item>
                <text:p text:style-name="P39">When adjourning a general meeting, the chair of the meeting must:</text:p>
                <text:list>
                  <text:list-item>
                    <text:p text:style-name="P45">either specify the time and place to which it is adjourned or state that it is to continue at a time and place to be fixed by the Directors; and</text:p>
                  </text:list-item>
                  <text:list-item>
                    <text:p text:style-name="P45">have regard to any directions as to the time and place of any adjournment which have been given by the meeting.</text:p>
                  </text:list-item>
                </text:list>
              </text:list-item>
              <text:list-item>
                <text:p text:style-name="P39">If the continuation of an adjourned meeting is to take place more than 14 days after it was adjourned, the Company must give at least seven Clear Days’ notice of it:</text:p>
                <text:list>
                  <text:list-item>
                    <text:p text:style-name="P45">to the same persons to whom notice of the Company’s general meetings is required to be given; and</text:p>
                  </text:list-item>
                  <text:list-item>
                    <text:p text:style-name="P45">containing the same information which such notice is required to contain.</text:p>
                  </text:list-item>
                </text:list>
              </text:list-item>
              <text:list-item>
                <text:p text:style-name="P39">No business may be transacted at an adjourned general meeting which could not properly have been transacted at the meeting if the adjournment had not taken place.</text:p>
              </text:list-item>
            </text:list>
          </text:list-item>
        </text:list>
        <text:p text:style-name="P41"/>
        <text:p text:style-name="P42"><text:span text:style-name="T4">VOTING AT GENERAL MEETINGS</text:span></text:p>
        <text:list xml:id="list20952605426355" text:continue-numbering="true" text:style-name="WWNum2">
          <text:list-item>
            <text:p text:style-name="P39"><text:span text:style-name="T4">Voting: General</text:span></text:p>
            <text:list>
              <text:list-item>
                <text:p text:style-name="P39">A resolution put to the vote of a general meeting must be decided on a show of hands unless a poll (secret ballot) is duly demanded in accordance with the Articles.</text:p>
              </text:list-item>
              <text:list-item>
                <text:p text:style-name="P39"><text:span text:style-name="T6">A person who is not a member of the Company shall not have any right to vote at a general meeting of the Company; but this is without prejudice to any right to vote on a resolution affecting the rights attached to a class of the Company’s debentures. </text:span></text:p>
              </text:list-item>
              <text:list-item>
                <text:p text:style-name="P35"><text:bookmark text:name="_ti8018emr4r2"/><text:span text:style-name="T6">Article </text:span>38.2<text:span text:style-name="T6"> shall not prevent a person who is a proxy for a member or a duly authorised representative of a member from voting at a general meeting of the Company.</text:span></text:p>
              </text:list-item>
            </text:list>
          </text:list-item>
        </text:list>
        <text:p text:style-name="P40"><text:bookmark text:name="_bks7b65jjow1"/></text:p>
        <text:list xml:id="list20953855291703" text:continue-numbering="true" text:style-name="WWNum2">
          <text:list-item>
            <text:p text:style-name="P35"><text:bookmark text:name="_pcahn8z3gaig"/><text:soft-page-break/><text:span text:style-name="T4">Votes</text:span></text:p>
            <text:list>
              <text:list-item>
                <text:p text:style-name="P35"><text:bookmark text:name="_i1jhpev9mqxs"/>On a vote on a resolution on a show of hands at a meeting every person present in person (whether a member, proxy or Authorised Representative of a member) and entitled to vote shall have a maximum of one vote.<text:tab/></text:p>
              </text:list-item>
              <text:list-item>
                <text:p text:style-name="P35"><text:bookmark text:name="_fz42sftfa4pl"/>On a vote on a resolution on a poll at a meeting every member present in person or by proxy or Authorised Representative shall have one vote.</text:p>
              </text:list-item>
              <text:list-item>
                <text:p text:style-name="P35"><text:bookmark text:name="_cmv2l0si7asa"/>No member shall be entitled to vote at any general meeting unless all monies presently payable by him, her or it to the Company have been paid.</text:p>
              </text:list-item>
              <text:list-item>
                <text:p text:style-name="P35"><text:bookmark text:name="_k69k9kfjlqur"/>The following provisions apply to any organisation that is a member (“a Member Organisation”):</text:p>
                <text:list>
                  <text:list-item>
                    <text:p text:style-name="P43"><text:bookmark text:name="_xk5605srkv82"/>a Member Organisation may nominate any individual to act as its representative (“an Authorised Representative”) at any meeting of the Company;</text:p>
                  </text:list-item>
                  <text:list-item>
                    <text:p text:style-name="P43"><text:bookmark text:name="_y9fokclt5zn7"/>the Member Organisation must give notice in Writing to the Company of the name of its Authorised Representative. The Authorised Representative will not be entitled to represent the Member Organisation at any meeting of the Company unless such notice has been received by the Company. The Authorised Representative may continue to represent the Member Organisation until notice in Writing is received by the Company to the contrary;</text:p>
                  </text:list-item>
                  <text:list-item>
                    <text:p text:style-name="P43"><text:bookmark text:name="_uka6z2xgl394"/>a Member Organisation may appoint an Authorised Representative to represent it at a particular meeting of the Company or at all meetings of the Company until notice in Writing to the contrary is received by the Company;</text:p>
                  </text:list-item>
                  <text:list-item>
                    <text:p text:style-name="P43"><text:bookmark text:name="_lhf65o2wkyfj"/>any notice in Writing received by the Company shall be conclusive evidence of the Authorised Representative’s authority to represent the Member Organisation or that his or her authority has been revoked. The Company shall not be required to consider whether the Authorised Representative has been properly appointed by the Member Organisation;</text:p>
                  </text:list-item>
                  <text:list-item>
                    <text:p text:style-name="P43"><text:bookmark text:name="_z5ii0hgo6a4"/>an individual appointed by a Member Organisation to act as its Authorised Representative is entitled to exercise (on behalf of the Member Organisation) the same powers as the Member Organisation could exercise if it were an individual member;</text:p>
                  </text:list-item>
                  <text:list-item>
                    <text:p text:style-name="P43"><text:bookmark text:name="_p0aenzml43le"/>on a vote on a resolution at a meeting of the Company, the Authorised Representative has the same voting rights as the Member Organisation would be entitled to if it was an individual member present in person at the meeting; and</text:p>
                  </text:list-item>
                  <text:list-item>
                    <text:p text:style-name="P43"><text:bookmark text:name="_hhvmqzjn8oel"/>the power to appoint an Authorised Representative under this Article 39.5 is without prejudice to any rights which the Member Organisation has under the Companies Acts and the Articles to appoint a proxy or a corporate representative.</text:p>
                  </text:list-item>
                </text:list>
              </text:list-item>
            </text:list>
          </text:list-item>
        </text:list>
        <text:p text:style-name="P15"><text:bookmark text:name="_frmh4kwoxjcx"/></text:p>
        <text:list xml:id="list20953341347408" text:continue-numbering="true" text:style-name="WWNum2">
          <text:list-item>
            <text:p text:style-name="P35"><text:bookmark text:name="_fa2sxa7hvfx6"/><text:span text:style-name="T4">Poll votes</text:span></text:p>
            <text:list>
              <text:list-item>
                <text:p text:style-name="P35"><text:bookmark text:name="_wzvie1ku3bwm"/>A poll on a resolution may be demanded:</text:p>
                <text:list>
                  <text:list-item>
                    <text:p text:style-name="P43"><text:bookmark text:name="_yw3zpfso1h8p"/>in advance of the general meeting where it is to be put to the vote; or</text:p>
                  </text:list-item>
                  <text:list-item>
                    <text:p text:style-name="P43"><text:bookmark text:name="_540uvu51dbag"/>at a general meeting, either before a show of hands on that resolution or immediately after the result of a show of hands on that resolution is declared.<text:tab/></text:p>
                  </text:list-item>
                </text:list>
              </text:list-item>
              <text:list-item>
                <text:p text:style-name="P35"><text:bookmark text:name="_vcbede5lrfau"/>A poll may be demanded by:</text:p>
                <text:list>
                  <text:list-item>
                    <text:p text:style-name="P43"><text:bookmark text:name="_kcvylbvttpp6"/>the chair of the meeting;</text:p>
                  </text:list-item>
                  <text:list-item>
                    <text:p text:style-name="P43"><text:bookmark text:name="_69nq8a11idcy"/>the Directors;</text:p>
                  </text:list-item>
                  <text:list-item>
                    <text:p text:style-name="P43"><text:bookmark text:name="_1uu82bo6y452"/>two or more persons having the right to vote on the resolution;</text:p>
                  </text:list-item>
                  <text:list-item>
                    <text:p text:style-name="P43"><text:bookmark text:name="_vdl7wpl89cb2"/><text:soft-page-break/>any person, who, by virtue of being appointed proxy for one or more members having the right to vote at the meeting, holds two or more votes; or</text:p>
                  </text:list-item>
                  <text:list-item>
                    <text:p text:style-name="P43"><text:bookmark text:name="_7tsfxz6y1thp"/>a person or persons representing not less than one tenth of the total voting rights of all the members having the right to vote on the resolution.</text:p>
                  </text:list-item>
                </text:list>
              </text:list-item>
              <text:list-item>
                <text:p text:style-name="P35"><text:bookmark text:name="_hpg5l7lwux8l"/>A demand for a poll maybe withdrawn if:</text:p>
                <text:list>
                  <text:list-item>
                    <text:p text:style-name="P43"><text:bookmark text:name="_19fau8flsbbq"/>the poll has not yet been taken</text:p>
                  </text:list-item>
                  <text:list-item>
                    <text:p text:style-name="P43"><text:bookmark text:name="_2ejkxksjkpny"/>the chair of the meeting consents to the withdrawal.</text:p>
                  </text:list-item>
                </text:list>
              </text:list-item>
              <text:list-item>
                <text:p text:style-name="P35"><text:bookmark text:name="_aiw71lv7win3"/>Polls must be taken immediately and in such manner as the chair of the meeting directs.</text:p>
              </text:list-item>
            </text:list>
          </text:list-item>
        </text:list>
        <text:p text:style-name="P40"><text:bookmark text:name="_t5obydkg4mm6"/></text:p>
        <text:list xml:id="list20952941562083" text:continue-numbering="true" text:style-name="WWNum2">
          <text:list-item>
            <text:p text:style-name="P35"><text:bookmark text:name="_pti44giowjon"/><text:span text:style-name="T4">Errors and disputes</text:span></text:p>
            <text:list>
              <text:list-item>
                <text:p text:style-name="P35"><text:bookmark text:name="_g4zxnp70ejod"/>No objection may be raised to the qualification of any person voting at a general meeting except at the meeting or adjourned meeting at which the vote objected to is tendered, and every vote not disallowed at the meeting is valid.</text:p>
              </text:list-item>
              <text:list-item>
                <text:p text:style-name="P35"><text:bookmark text:name="_3s6tmod83q5o"/>Any such objection must be referred to the chair of the meeting whose decision is final.</text:p>
              </text:list-item>
            </text:list>
          </text:list-item>
          <text:list-item>
            <text:p text:style-name="P35"><text:bookmark text:name="_2m7rgoc4u9fh"/><text:span text:style-name="T4">Content of proxy notices</text:span></text:p>
            <text:list>
              <text:list-item>
                <text:p text:style-name="P35"><text:bookmark text:name="_kk8d083u98mc"/>Proxies may only validly be appointed by a notice in writing (a “Proxy Notice”) which:</text:p>
              </text:list-item>
            </text:list>
          </text:list-item>
        </text:list>
        <text:list xml:id="list5786956648120569264" text:style-name="WWNum6">
          <text:list-item>
            <text:p text:style-name="P58"><text:bookmark text:name="_r55trezd6w2c"/>states the name and address of the member appointing the proxy;</text:p>
          </text:list-item>
          <text:list-item>
            <text:p text:style-name="P58"><text:bookmark text:name="_735d589rtobk"/>identifies the person appointed to be that member’s proxy and the general meeting in relation to which that person is appointed;</text:p>
          </text:list-item>
          <text:list-item>
            <text:p text:style-name="P58"><text:bookmark text:name="_acytfpydcfj8"/>is signed by or on behalf of the member appointing the proxy, or is authenticated in such manner as the directors may determine; and</text:p>
          </text:list-item>
          <text:list-item>
            <text:p text:style-name="P58"><text:bookmark text:name="_v6bblvekikbv"/>is delivered to the Company in accordance with the Articles and any instructions contained in the notice of the general meeting to which they relate.</text:p>
          </text:list-item>
        </text:list>
        <text:list xml:id="list20953889628629" text:continue-list="list20952941562083" text:style-name="WWNum2">
          <text:list-item>
            <text:list>
              <text:list-item>
                <text:p text:style-name="P35"><text:bookmark text:name="_wnl8gx2pktz2"/>The Company may require Proxy Notices to be delivered in a particular form, and may specify different forms for different purposes.</text:p>
              </text:list-item>
              <text:list-item>
                <text:p text:style-name="P35"><text:bookmark text:name="_wicl8ruuycjx"/>Proxy Notices may specify how the proxy appointed under them is to vote (or that the proxy is to abstain from voting) on one or more resolutions.</text:p>
              </text:list-item>
              <text:list-item>
                <text:p text:style-name="P35"><text:bookmark text:name="_fkm1b57u141x"/>Unless a Proxy Notice indicates otherwise, it must be treated as:<text:tab/></text:p>
              </text:list-item>
            </text:list>
          </text:list-item>
        </text:list>
        <text:list xml:id="list2036657002990842855" text:style-name="WWNum1">
          <text:list-item>
            <text:p text:style-name="P47"><text:bookmark text:name="_tnxv92kxr"/>allowing the person appointed under it as a proxy discretion as to how to vote on any ancillary or procedural resolutions put to the meeting; and</text:p>
          </text:list-item>
          <text:list-item>
            <text:p text:style-name="P47"><text:bookmark text:name="_ys4tqr5fuu7o"/>appointing that person as a proxy in relation to any adjournment of the general meeting to which it relates as well as the meeting itself.</text:p>
          </text:list-item>
        </text:list>
        <text:p text:style-name="P15"><text:bookmark text:name="_b8cguj4mf3pv"/><text:soft-page-break/></text:p>
        <text:list xml:id="list20954628984689" text:continue-list="list20953889628629" text:style-name="WWNum2">
          <text:list-item>
            <text:p text:style-name="P35"><text:bookmark text:name="_j486gwxbay5r"/><text:span text:style-name="T4">Delivery of proxy notices</text:span></text:p>
            <text:list>
              <text:list-item>
                <text:p text:style-name="P35"><text:bookmark text:name="_yu9rse10lfk2"/>A person who is entitled to attend, speak or vote (either on a show of hands or on a poll) at a general meeting remains so entitled in respect of that meeting or any adjournment of it, even though a valid Proxy Notice has been delivered to the Company by or on behalf of that person.</text:p>
              </text:list-item>
              <text:list-item>
                <text:p text:style-name="P35"><text:bookmark text:name="_mg0h1peare2v"/>An appointment under a Proxy Notice may be revoked by delivering to the Company a notice in Writing given by or on behalf of the person by whom or on whose behalf the Proxy Notice was given.</text:p>
              </text:list-item>
              <text:list-item>
                <text:p text:style-name="P35"><text:bookmark text:name="_qxrkrmo8a50b"/>A notice revoking the appointment of a proxy only takes effect if it is delivered before the start of the meeting or adjourned meeting to which it relates.</text:p>
              </text:list-item>
            </text:list>
          </text:list-item>
        </text:list>
        <text:p text:style-name="P40"><text:bookmark text:name="_s36m3e1rb63o"/></text:p>
        <text:list xml:id="list20953148467496" text:continue-numbering="true" text:style-name="WWNum2">
          <text:list-item>
            <text:p text:style-name="P35"><text:bookmark text:name="_ccoeyzcfa5w5"/><text:span text:style-name="T4">Amendments to resolutions</text:span></text:p>
            <text:list>
              <text:list-item>
                <text:p text:style-name="P35"><text:bookmark text:name="_hiplwuvxatxt"/>An ordinary resolution to be proposed at a general meeting may be amended by ordinary resolution if:</text:p>
                <text:list>
                  <text:list-item>
                    <text:p text:style-name="P43"><text:bookmark text:name="_6dz13jqob3nr"/>notice of the proposed amendment is given to the Company in Writing by a person entitled to vote at the general meeting at which it is to be proposed not less than 48 hours before the meeting is to take place (or such later time as the chair of the meeting may determine); and</text:p>
                  </text:list-item>
                  <text:list-item>
                    <text:p text:style-name="P43"><text:bookmark text:name="_d14reszej4bw"/>the proposed amendment does not, in the reasonable opinion of the chair of the meeting, materially alter the scope of the resolution.</text:p>
                  </text:list-item>
                </text:list>
              </text:list-item>
              <text:list-item>
                <text:p text:style-name="P35"><text:bookmark text:name="_8qnc7347a9g2"/>A special resolution to be proposed at a general meeting may be amended by ordinary resolution, if:</text:p>
                <text:list>
                  <text:list-item>
                    <text:p text:style-name="P43"><text:bookmark text:name="_z2egyp505n1q"/>the chair of the meeting proposes the amendment at the general meeting at which the resolution is to be proposed; and</text:p>
                  </text:list-item>
                  <text:list-item>
                    <text:p text:style-name="P43"><text:bookmark text:name="_1f9t58v87o7u"/>the amendment does not go beyond what is necessary to correct a grammatical or other non-substantive error in the resolution.</text:p>
                  </text:list-item>
                </text:list>
              </text:list-item>
              <text:list-item>
                <text:p text:style-name="P35"><text:bookmark text:name="_rbdvqghhlk3a"/>If the chair of the meeting, acting in good faith, wrongly decides that an amendment to a resolution is out of order, the chair’s error does not invalidate the vote on that resolution.</text:p>
              </text:list-item>
            </text:list>
          </text:list-item>
        </text:list>
        <text:p text:style-name="P40"><text:bookmark text:name="_bbbjp79qruyx"/></text:p>
        <text:list xml:id="list20953298135870" text:continue-numbering="true" text:style-name="WWNum2">
          <text:list-item>
            <text:p text:style-name="P35"><text:bookmark text:name="_3i7324lqrech"/><text:span text:style-name="T10">Written resolutions</text:span></text:p>
            <text:list>
              <text:list-item>
                <text:p text:style-name="P35"><text:bookmark text:name="_111kx3o"/><text:span text:style-name="T6">Subject to Article </text:span>45.3<text:span text:style-name="T6">, a written resolution of the Company passed in accordance with this Article </text:span>45<text:span text:style-name="T6"> shall have effect as if passed by the Company in general meeting:</text:span></text:p>
                <text:list>
                  <text:list-item>
                    <text:p text:style-name="P43"><text:span text:style-name="T6">A written resolution is passed as an ordinary resolution if it is passed by a simple majority of the total voting rights of eligible members.</text:span></text:p>
                  </text:list-item>
                  <text:list-item>
                    <text:p text:style-name="P43"><text:span text:style-name="T6">A written resolution is passed as a special resolution if it is passed by members representing not less than 75% of the total voting rights of eligible members. <text:s/>A written resolution is not a special resolution unless it states that it was proposed as a special resolution.</text:span></text:p>
                  </text:list-item>
                </text:list>
              </text:list-item>
              <text:list-item>
                <text:p text:style-name="P35"><text:bookmark text:name="_3l18frh"/><text:span text:style-name="T6">In relation to a resolution proposed as a written resolution of the Company the eligible members are the members who would have been entitled to vote on the resolution on the circulation date of the resolution.</text:span></text:p>
              </text:list-item>
              <text:list-item>
                <text:p text:style-name="P35"><text:span text:style-name="T6">A members’ resolution under the Companies Acts removing a Director or an auditor before the expiration of his or her term of office may not be passed as a written resolution.</text:span></text:p>
              </text:list-item>
              <text:list-item>
                <text:p text:style-name="P35"><text:soft-page-break/><text:span text:style-name="T6">A copy of the written resolution must be sent to every member together with a statement informing the member how to signify their agreement to the resolution and the date by which the resolution must be passed if it is not to lapse. <text:s/>Communications in relation to written notices shall be sent to the Company’s auditors in accordance with the Companies Acts.</text:span></text:p>
              </text:list-item>
              <text:list-item>
                <text:p text:style-name="P35"><text:span text:style-name="T6">A member signifies their agreement to a proposed written resolution when the Company receives from him or her an authenticated Document identifying the resolution to which it relates and indicating his or her agreement to the resolution.</text:span></text:p>
                <text:list>
                  <text:list-item>
                    <text:p text:style-name="P43"><text:span text:style-name="T6">If the Document is sent to the Company in Hard Copy Form, it is authenticated if it bears the member’s signature.</text:span></text:p>
                  </text:list-item>
                  <text:list-item>
                    <text:p text:style-name="P43"><text:span text:style-name="T6">If the Document is sent to the Company by Electronic Means, it is authenticated [if it bears the member’s signature] or [if the identity of the member is confirmed in a manner agreed by the Directors] or [if it is accompanied by a statement of the identity of the member and the Company has no reason to doubt the truth of that statement] or [if it is from an email Address notified by the member to the Company for the purposes of receiving Documents or information by Electronic Means].</text:span></text:p>
                  </text:list-item>
                </text:list>
              </text:list-item>
              <text:list-item>
                <text:p text:style-name="P35"><text:span text:style-name="T6">A written resolution is passed when the required majority of eligible members have signified their agreement to it.</text:span></text:p>
              </text:list-item>
              <text:list-item>
                <text:p text:style-name="P35"><text:bookmark text:name="_1p9wrpuelim4"/><text:span text:style-name="T6">A proposed written resolution lapses if it is not passed within 28 days beginning with the circulation date.</text:span></text:p>
              </text:list-item>
            </text:list>
          </text:list-item>
        </text:list>
        <text:p text:style-name="P13"><text:span text:style-name="T7">ADMINISTRATIVE ARRANGEMENTS AND MISCELLANEOUS</text:span></text:p>
        <text:list xml:id="list20953878442738" text:continue-numbering="true" text:style-name="WWNum2">
          <text:list-item>
            <text:p text:style-name="P35"><text:bookmark text:name="_4k668n3"/><text:span text:style-name="T7">Means of communication to be used</text:span></text:p>
            <text:list>
              <text:list-item>
                <text:p text:style-name="P35"><text:span text:style-name="T6">Subject to the Articles, anything sent or supplied by or to the Company under the Articles may be sent or supplied in any way in which the Companies Act 2006 provides for Documents or information which are authorised or required by any provision of that Act to be sent or supplied by or to the Company.</text:span></text:p>
              </text:list-item>
              <text:list-item>
                <text:p text:style-name="P35"><text:span text:style-name="T6">Subject to the Articles, any notice or Document to be sent or supplied to a Director in connection with the taking of decisions by Directors may also be sent or supplied by the means by which that Director has asked to be sent or supplied with such notices or Documents for the time being.</text:span></text:p>
              </text:list-item>
              <text:list-item>
                <text:p text:style-name="P35"><text:bookmark text:name="_hezhxfxvpbok"/><text:span text:style-name="T6">A Director may agree with the Company that notices or Documents sent to that Director in a particular way are to be deemed to have been received within an agreed time of their being sent, and for the agreed time to be less than 48 hours.</text:span></text:p>
              </text:list-item>
            </text:list>
          </text:list-item>
        </text:list>
        <text:p text:style-name="P40"><text:bookmark text:name="_2zbgiuw"/></text:p>
        <text:list xml:id="list20953009646458" text:continue-numbering="true" text:style-name="WWNum2">
          <text:list-item>
            <text:p text:style-name="P35"><text:span text:style-name="T7">Irregularities</text:span></text:p>
          </text:list-item>
        </text:list>
        <text:p text:style-name="P51"><text:bookmark text:name="_bxncpob7h1ze"/><text:span text:style-name="T1">The proceedings at any meeting or on the taking of any poll or the passing of a written resolution or the making of any decision shall not be invalidated by reason of any accidental informality or irregularity (including any accidental omission to give or any non-receipt of notice) or any want of qualification in any of the persons present or voting or by reason of any business being considered which is not referred to in the notice unless a provision of the Companies Acts specifies that such informality, irregularity or want of qualification shall invalidate it.</text:span></text:p>
        <text:p text:style-name="P53"><text:bookmark text:name="_1egqt2p"/></text:p>
        <text:list xml:id="list20954246531120" text:continue-numbering="true" text:style-name="WWNum2">
          <text:list-item>
            <text:p text:style-name="P35"><text:span text:style-name="T7">Minutes</text:span></text:p>
            <text:list>
              <text:list-item>
                <text:p text:style-name="P35"><text:bookmark text:name="_3ygebqi"/><text:span text:style-name="T6">The Directors must cause minutes to be made in books kept for the purpose:</text:span></text:p>
                <text:list>
                  <text:list-item>
                    <text:p text:style-name="P43"><text:span text:style-name="T6">of all appointments of officers made by the Directors;</text:span></text:p>
                  </text:list-item>
                  <text:list-item>
                    <text:p text:style-name="P43"><text:span text:style-name="T6">of all resolutions of the Company and of the Directors (including, without limitation, decisions of the Directors made without a meeting); and</text:span></text:p>
                  </text:list-item>
                  <text:list-item>
                    <text:p text:style-name="P43"><text:span text:style-name="T6">of all proceedings at meetings of the Company and of the Directors, and of committees of Directors, including the names of the Directors present at each such meeting;</text:span></text:p>
                  </text:list-item>
                </text:list>
              </text:list-item>
            </text:list>
          </text:list-item>
        </text:list>
        <text:p text:style-name="P51"><text:span text:style-name="T1">and any such minute, if purported to be signed (or in the case of minutes of Directors’ meetings signed or authenticated) by the chair of the meeting at which the proceedings were had, or by the chair of the next succeeding meeting, shall, as against any member or Director of the Company, be sufficient evidence of the proceedings.</text:span></text:p>
        <text:list xml:id="list20953188509022" text:continue-numbering="true" text:style-name="WWNum2">
          <text:list-item>
            <text:list>
              <text:list-item>
                <text:p text:style-name="P35"><text:bookmark text:name="_hjmhv3vevyna"/><text:soft-page-break/><text:span text:style-name="T6">The minutes must be kept for at least ten years from the date of the meeting, resolution or decision.</text:span></text:p>
              </text:list-item>
            </text:list>
          </text:list-item>
        </text:list>
        <text:p text:style-name="P40"><text:bookmark text:name="_2dlolyb"/></text:p>
        <text:list xml:id="list20953263406244" text:continue-numbering="true" text:style-name="WWNum2">
          <text:list-item>
            <text:p text:style-name="P35"><text:bookmark text:name="_sqyw64"/><text:span text:style-name="T7">Records and accounts</text:span></text:p>
          </text:list-item>
        </text:list>
        <text:p text:style-name="P51"><text:span text:style-name="T1">The Directors shall comply with the requirements of the Companies Acts as to maintaining a members’ register, keeping financial records, the audit or examination of accounts and the preparation and transmission to the Registrar of Companies and the Regulator of:</text:span></text:p>
        <text:list xml:id="list20954263698874" text:continue-numbering="true" text:style-name="WWNum2">
          <text:list-item>
            <text:list>
              <text:list-item>
                <text:p text:style-name="P35"><text:span text:style-name="T6">annual reports;</text:span></text:p>
              </text:list-item>
              <text:list-item>
                <text:p text:style-name="P35"><text:span text:style-name="T6">annual returns; and</text:span></text:p>
              </text:list-item>
              <text:list-item>
                <text:p text:style-name="P35"><text:span text:style-name="T6">annual statements of account.</text:span></text:p>
              </text:list-item>
              <text:list-item>
                <text:p text:style-name="P35"><text:bookmark text:name="_nc3b9vliwrq0"/><text:span text:style-name="T6">Except as provided by law or authorised by the Directors or an ordinary resolution of the Company, no person is entitled to inspect any of the Company’s accounting or other records or Documents merely by virtue of being a member.</text:span></text:p>
              </text:list-item>
              <text:list-item>
                <text:p text:style-name="P35"><text:bookmark text:name="_2zd9rybn3p73"/>A social audit of the Company's activities may, by resolution of the Directors, be undertaken annually in addition to any financial audit required by law. The role of the social audit shall be to identify the social costs and benefits of the Company's work, and to enable an assessment to be made of the Company's overall performance in relation to its objects more easily than may be made from financial accounts alone. Such a social audit may be drawn up by the Directors or by an independent assessor appointed by the Directors, and may be submitted for verification or comments to a pre-identified and agreed third party organisation or individual. A social audit may include:</text:p>
              </text:list-item>
            </text:list>
          </text:list-item>
        </text:list>
        <text:list xml:id="list4000224353308374169" text:style-name="WWNum3">
          <text:list-item>
            <text:p text:style-name="P48"><text:bookmark text:name="_ie05mfa7v9mw"/>an assessment of the internal democracy and decision making of the Company;</text:p>
          </text:list-item>
          <text:list-item>
            <text:p text:style-name="P48"><text:bookmark text:name="_pq2ubl5gr1lv"/>the wages, health and safety, skill sharing and training opportunities of employees of the Company, and other matters concerning the overall personal or job satisfaction of such employees;</text:p>
          </text:list-item>
          <text:list-item>
            <text:p text:style-name="P48"><text:bookmark text:name="_4jk2mcerc38c"/>an assessment of the Company's activities externally, including its effects on users and suppliers, on people in the same or similar field of activity, on persons residing in areas where the Company is located or on the natural environment.</text:p>
          </text:list-item>
        </text:list>
        <text:p text:style-name="P40"><text:bookmark text:name="_3cqmetx"/></text:p>
        <text:list xml:id="list20953953207439" text:continue-list="list20954263698874" text:style-name="WWNum2">
          <text:list-item>
            <text:p text:style-name="P35"><text:span text:style-name="T4">Equal opportunities</text:span></text:p>
            <text:list>
              <text:list-item>
                <text:p text:style-name="P35">The Company shall not be entitled to withhold or reject membership of the Company or of the board of Directors on the grounds of any issues concerned with wealth, social class, age, politics, race, creed, religion, culture, ethnic origin, sex or sexual orientation, marital status, any kind of disability or chronic illness.</text:p>
              </text:list-item>
              <text:list-item>
                <text:p text:style-name="P35">Individuals incapacitated and who require the services of an advocate may be admitted to membership, at the discretion of the Directors. In such circumstances, the advocate shall be deemed responsible for exercising any rights and powers required by the individual, as agreed with the Directors. Those acts of the advocate, on behalf of the individual, shall be deemed the same as that of the individual.<text:tab/></text:p>
              </text:list-item>
              <text:list-item>
                <text:p text:style-name="P35">The Directors, in managing the business of the Company, shall have regard to the equal opportunities implications of the issues under their deliberation and in particular the extent to which equal opportunities might be furthered by their decisions but, for the avoidance of doubt, shall not be bound to treat equal opportunities as the overriding consideration.</text:p>
              </text:list-item>
            </text:list>
          </text:list-item>
        </text:list>
        <text:p text:style-name="P40"/>
        <text:list xml:id="list20954166750799" text:continue-numbering="true" text:style-name="WWNum2">
          <text:list-item>
            <text:p text:style-name="P35"><text:span text:style-name="T4">Indemnity</text:span></text:p>
            <text:list>
              <text:list-item>
                <text:p text:style-name="P35"><text:span text:style-name="T6">Subject to Article </text:span>50.2<text:span text:style-name="T6">, a relevant Director of the Company or an associated company may be indemnified out of the Company’s assets against:</text:span></text:p>
                <text:list>
                  <text:list-item>
                    <text:list>
                      <text:list-item>
                        <text:p text:style-name="P43"><text:span text:style-name="T6">any liability incurred by that Director in connection with any negligence, default, breach of duty or breach of trust in relation to the Company or an associated company;</text:span></text:p>
                      </text:list-item>
                      <text:list-item>
                        <text:p text:style-name="P43"><text:soft-page-break/><text:span text:style-name="T6">any liability incurred by that Director in connection with the activities of the Company or an associated company in its capacity as a trustee of an occupational pension scheme (as defined in section 235(6) of the Companies Act 2006); and</text:span></text:p>
                      </text:list-item>
                      <text:list-item>
                        <text:p text:style-name="P43"><text:span text:style-name="T6">any other liability incurred by that Director as an officer of the Company or an associated company.</text:span></text:p>
                      </text:list-item>
                    </text:list>
                  </text:list-item>
                </text:list>
              </text:list-item>
              <text:list-item>
                <text:p text:style-name="P35"><text:span text:style-name="T6">This Article does not authorise any indemnity which would be prohibited or rendered void by any provision of the Companies Acts or by any other provision of law.</text:span></text:p>
              </text:list-item>
              <text:list-item>
                <text:p text:style-name="P35"><text:span text:style-name="T6">In this Article:</text:span></text:p>
                <text:list>
                  <text:list-item>
                    <text:list>
                      <text:list-item>
                        <text:p text:style-name="P43"><text:span text:style-name="T6">companies are associated if one is a subsidiary of the other or both are subsidiaries of the same body corporate; and</text:span></text:p>
                      </text:list-item>
                      <text:list-item>
                        <text:p text:style-name="P43"><text:bookmark text:name="_g2x3ehsojjri"/><text:span text:style-name="T6">a “relevant Director” means any Director or former Director of the Company or an associated company.</text:span></text:p>
                      </text:list-item>
                    </text:list>
                  </text:list-item>
                </text:list>
              </text:list-item>
            </text:list>
          </text:list-item>
        </text:list>
        <text:p text:style-name="P55"><text:bookmark text:name="_1rvwp1q"/></text:p>
        <text:list xml:id="list20954660864078" text:continue-numbering="true" text:style-name="WWNum2">
          <text:list-item>
            <text:p text:style-name="P35"><text:span text:style-name="T7">Insurance </text:span></text:p>
            <text:list>
              <text:list-item>
                <text:p text:style-name="P35"><text:span text:style-name="T6">The Directors may decide to purchase and maintain insurance, at the expense of the Company, for the benefit of any relevant Director in respect of any relevant loss.</text:span></text:p>
              </text:list-item>
              <text:list-item>
                <text:p text:style-name="P35"><text:span text:style-name="T6">In this Article:</text:span></text:p>
                <text:list>
                  <text:list-item>
                    <text:list>
                      <text:list-item>
                        <text:p text:style-name="P43"><text:span text:style-name="T6">a “relevant Director” means any Director or former Director of the Company or an associated company;</text:span></text:p>
                      </text:list-item>
                      <text:list-item>
                        <text:p text:style-name="P43"><text:span text:style-name="T6">a “relevant loss” means any loss or liability which has been or may be incurred by a relevant Director in connection with that Director’s duties or powers in relation to the Company, any associated company or any pension fund or employees’ share scheme of the company or associated company; and</text:span></text:p>
                      </text:list-item>
                      <text:list-item>
                        <text:p text:style-name="P43"><text:bookmark text:name="_i0302nuuu080"/><text:span text:style-name="T6">companies are associated if one is a subsidiary of the other or both are subsidiaries of the same body corporate.</text:span></text:p>
                      </text:list-item>
                    </text:list>
                  </text:list-item>
                </text:list>
              </text:list-item>
            </text:list>
          </text:list-item>
        </text:list>
        <text:p text:style-name="P55"><text:bookmark text:name="_4bvk7pj"/></text:p>
        <text:list xml:id="list20952549772045" text:continue-numbering="true" text:style-name="WWNum2">
          <text:list-item>
            <text:p text:style-name="P35"><text:bookmark text:name="_2r0uhxc"/><text:span text:style-name="T7">Exclusion of model articles</text:span></text:p>
          </text:list-item>
        </text:list>
        <text:p text:style-name="P52"><text:span text:style-name="T1">The relevant model articles for a company limited by guarantee are hereby expressly excluded.</text:span></text:p>
        <text:p text:style-name="P17"/>
        <text:p text:style-name="P26"/>
        <text:p text:style-name="P26"><text:bookmark text:name="_1664s55"/></text:p>
      </text:section>
      <text:section text:style-name="Sect1" text:name="Section1">
        <text:p text:style-name="P16"><text:span text:style-name="T7">SCHEDULE</text:span></text:p>
        <text:p text:style-name="P21"><text:bookmark text:name="_3q5sasy"/><text:span text:style-name="T2">INTERPRETATION</text:span></text:p>
        <text:p text:style-name="P2"><text:span text:style-name="T7">Defined terms</text:span></text:p>
        <text:list xml:id="list4616267816357858382" text:style-name="WWNum5">
          <text:list-item>
            <text:p text:style-name="P36"><text:bookmark text:name="_25b2l0r"/><text:span text:style-name="T6">In the Articles, unless the context requires otherwise, the following terms shall have the following meanings:</text:span></text:p>
          </text:list-item>
        </text:list>
        <table:table table:name="Table1" table:style-name="Table1">
          <table:table-column table:style-name="Table1.A"/>
          <table:table-column table:style-name="Table1.B"/>
          <table:table-row table:style-name="Table1.1">
            <table:table-cell table:style-name="Table1.A1" office:value-type="string">
              <text:p text:style-name="P59"><text:span text:style-name="T7">Term</text:span></text:p>
            </table:table-cell>
            <table:table-cell table:style-name="Table1.A1" office:value-type="string">
              <text:p text:style-name="P33"><text:span text:style-name="T2">Meaning</text:span></text:p>
              <text:p text:style-name="P28"/>
            </table:table-cell>
          </table:table-row>
          <table:table-row table:style-name="Table1.1">
            <table:table-cell table:style-name="Table1.A1" office:value-type="string">
              <text:list xml:id="list20953677211514" text:continue-numbering="true" text:style-name="WWNum5">
                <text:list-item>
                  <text:list>
                    <text:list-item>
                      <text:p text:style-name="P44"><text:span text:style-name="T7">“Address”</text:span></text:p>
                    </text:list-item>
                  </text:list>
                </text:list-item>
              </text:list>
            </table:table-cell>
            <table:table-cell table:style-name="Table1.A1" office:value-type="string">
              <text:p text:style-name="P60"><text:span text:style-name="T1">includes a number or address used for the purposes of sending or receiving Documents by Electronic Means;</text:span></text:p>
            </table:table-cell>
          </table:table-row>
          <table:table-row table:style-name="Table1.1">
            <table:table-cell table:style-name="Table1.A1" office:value-type="string">
              <text:list xml:id="list20952910283899" text:continue-numbering="true" text:style-name="WWNum5">
                <text:list-item>
                  <text:list>
                    <text:list-item>
                      <text:p text:style-name="P44"><text:span text:style-name="T7">“Articles”</text:span></text:p>
                    </text:list-item>
                  </text:list>
                </text:list-item>
              </text:list>
            </table:table-cell>
            <table:table-cell table:style-name="Table1.A1" office:value-type="string">
              <text:p text:style-name="P60"><text:span text:style-name="T1">the Company’s articles of association;</text:span></text:p>
            </table:table-cell>
          </table:table-row>
          <table:table-row table:style-name="Table1.1">
            <table:table-cell table:style-name="Table1.A1" office:value-type="string">
              <text:list xml:id="list20954274998793" text:continue-numbering="true" text:style-name="WWNum5">
                <text:list-item>
                  <text:list>
                    <text:list-item>
                      <text:p text:style-name="P44"><text:span text:style-name="T7">“asset-locked body”</text:span></text:p>
                    </text:list-item>
                  </text:list>
                </text:list-item>
              </text:list>
            </table:table-cell>
            <table:table-cell table:style-name="Table1.A1" office:value-type="string">
              <text:p text:style-name="P60"><text:span text:style-name="T1">means (i) a community interest company, a charity</text:span><text:span text:style-name="T1"><text:note text:id="ftn1" text:note-class="footnote"><text:note-citation>1</text:note-citation><text:note-body><text:p text:style-name="P9"><text:span text:style-name="T19"/><text:span text:style-name="T16"> Section 1(1) of the Charities Act 2006 defines “charity” as an institution which “is established for charitable purposes only, and falls to be subject to the control of the High Court in the exercise of its jurisdiction with respect to charities.”.</text:span></text:p></text:note-body></text:note></text:span><text:span text:style-name="T1"> or a Permitted Industrial and Provident Society; or (ii) a body established outside the United Kingdom that is equivalent to any of those;</text:span></text:p>
            </table:table-cell>
          </table:table-row>
          <table:table-row table:style-name="Table1.1">
            <table:table-cell table:style-name="Table1.A1" office:value-type="string">
              <text:list xml:id="list20953981926477" text:continue-numbering="true" text:style-name="WWNum5">
                <text:list-item>
                  <text:list>
                    <text:list-item>
                      <text:p text:style-name="P44"><text:span text:style-name="T7">“bankruptcy”</text:span></text:p>
                    </text:list-item>
                  </text:list>
                </text:list-item>
              </text:list>
            </table:table-cell>
            <table:table-cell table:style-name="Table1.A1" office:value-type="string">
              <text:p text:style-name="P60"><text:span text:style-name="T1">includes individual insolvency proceedings in a jurisdiction other than England and Wales or Northern Ireland which have an effect similar to that of bankruptcy;</text:span></text:p>
            </table:table-cell>
          </table:table-row>
          <table:table-row table:style-name="Table1.1">
            <table:table-cell table:style-name="Table1.A1" office:value-type="string">
              <text:list xml:id="list20952882085223" text:continue-numbering="true" text:style-name="WWNum5">
                <text:list-item>
                  <text:list>
                    <text:list-item>
                      <text:p text:style-name="P44"><text:span text:style-name="T7">“Chair”</text:span></text:p>
                    </text:list-item>
                  </text:list>
                </text:list-item>
              </text:list>
            </table:table-cell>
            <table:table-cell table:style-name="Table1.A1" office:value-type="string">
              <text:p text:style-name="P60"><text:span text:style-name="T1">has the meaning given in Article 10;</text:span></text:p>
            </table:table-cell>
          </table:table-row>
          <table:table-row table:style-name="Table1.1">
            <table:table-cell table:style-name="Table1.A1" office:value-type="string">
              <text:list xml:id="list20954278377829" text:continue-numbering="true" text:style-name="WWNum5">
                <text:list-item>
                  <text:list>
                    <text:list-item>
                      <text:p text:style-name="P44"><text:span text:style-name="T7">“Circulation Date”</text:span></text:p>
                    </text:list-item>
                  </text:list>
                </text:list-item>
              </text:list>
            </table:table-cell>
            <table:table-cell table:style-name="Table1.A1" office:value-type="string">
              <text:p text:style-name="P60"><text:span text:style-name="T1">in relation to a written resolution, has the meaning given to it in the Companies Acts;</text:span></text:p>
            </table:table-cell>
          </table:table-row>
          <table:table-row table:style-name="Table1.1">
            <table:table-cell table:style-name="Table1.A1" office:value-type="string">
              <text:list xml:id="list20953495266446" text:continue-numbering="true" text:style-name="WWNum5">
                <text:list-item>
                  <text:list>
                    <text:list-item>
                      <text:p text:style-name="P44"><text:span text:style-name="T7">“Clear Days”</text:span></text:p>
                    </text:list-item>
                  </text:list>
                </text:list-item>
              </text:list>
            </table:table-cell>
            <table:table-cell table:style-name="Table1.A1" office:value-type="string">
              <text:p text:style-name="P60"><text:span text:style-name="T1">in relation to the period of a notice, that period excluding the day when the notice is given or deemed to be given and the day for which it is given or on which it is to take effect;</text:span></text:p>
            </table:table-cell>
          </table:table-row>
          <table:table-row table:style-name="Table1.1">
            <table:table-cell table:style-name="Table1.A1" office:value-type="string">
              <text:list xml:id="list20952926551143" text:continue-numbering="true" text:style-name="WWNum5">
                <text:list-item>
                  <text:list>
                    <text:list-item>
                      <text:p text:style-name="P44"><text:span text:style-name="T7">“community”</text:span></text:p>
                    </text:list-item>
                  </text:list>
                </text:list-item>
              </text:list>
            </table:table-cell>
            <table:table-cell table:style-name="Table1.A1" office:value-type="string">
              <text:p text:style-name="P60"><text:span text:style-name="T1">is to be construed in accordance with accordance with Section 35(5) of the Company’s (Audit) Investigations and Community Enterprise) Act 2004;</text:span></text:p>
            </table:table-cell>
          </table:table-row>
          <table:table-row table:style-name="Table1.1">
            <table:table-cell table:style-name="Table1.A1" office:value-type="string">
              <text:list xml:id="list20952540973660" text:continue-numbering="true" text:style-name="WWNum5">
                <text:list-item>
                  <text:list>
                    <text:list-item>
                      <text:p text:style-name="P44"><text:span text:style-name="T7">“Companies Acts”</text:span></text:p>
                    </text:list-item>
                  </text:list>
                </text:list-item>
              </text:list>
            </table:table-cell>
            <table:table-cell table:style-name="Table1.A1" office:value-type="string">
              <text:p text:style-name="P60"><text:span text:style-name="T1">means the Companies Acts (as defined in Section 2 of the Companies Act 2006), in so far as they apply to the Company;</text:span></text:p>
            </table:table-cell>
          </table:table-row>
          <text:soft-page-break/>
          <table:table-row table:style-name="Table1.1">
            <table:table-cell table:style-name="Table1.A1" office:value-type="string">
              <text:list xml:id="list20953876182289" text:continue-numbering="true" text:style-name="WWNum5">
                <text:list-item>
                  <text:list>
                    <text:list-item>
                      <text:p text:style-name="P44"><text:span text:style-name="T7">“Company”</text:span></text:p>
                    </text:list-item>
                  </text:list>
                </text:list-item>
              </text:list>
            </table:table-cell>
            <table:table-cell table:style-name="Table1.A1" office:value-type="string">
              <text:p text:style-name="P60">Open Data Manchester <text:span text:style-name="T1">C.I.C.;</text:span></text:p>
            </table:table-cell>
          </table:table-row>
          <table:table-row table:style-name="Table1.1">
            <table:table-cell table:style-name="Table1.A1" office:value-type="string">
              <text:list xml:id="list20952934670421" text:continue-numbering="true" text:style-name="WWNum5">
                <text:list-item>
                  <text:list>
                    <text:list-item>
                      <text:p text:style-name="P44"><text:span text:style-name="T7">“Conflict of Interest”</text:span></text:p>
                    </text:list-item>
                  </text:list>
                </text:list-item>
              </text:list>
            </table:table-cell>
            <table:table-cell table:style-name="Table1.A1" office:value-type="string">
              <text:p text:style-name="P60"><text:span text:style-name="T1">any direct or indirect interest of a Director (whether personal, by virtue of a duty of loyalty to another organisation or otherwise) that conflicts, or might conflict with the interests of the Company;</text:span></text:p>
            </table:table-cell>
          </table:table-row>
          <table:table-row table:style-name="Table1.1">
            <table:table-cell table:style-name="Table1.A1" office:value-type="string">
              <text:list xml:id="list20953751594279" text:continue-numbering="true" text:style-name="WWNum5">
                <text:list-item>
                  <text:list>
                    <text:list-item>
                      <text:p text:style-name="P44"><text:span text:style-name="T7">“Director”</text:span></text:p>
                    </text:list-item>
                  </text:list>
                </text:list-item>
              </text:list>
            </table:table-cell>
            <table:table-cell table:style-name="Table1.A1" office:value-type="string">
              <text:p text:style-name="P60"><text:span text:style-name="T1">a director of the Company, and includes any person occupying the position of director, by whatever name called;</text:span></text:p>
            </table:table-cell>
          </table:table-row>
          <table:table-row table:style-name="Table1.1">
            <table:table-cell table:style-name="Table1.A1" office:value-type="string">
              <text:list xml:id="list20953593106933" text:continue-numbering="true" text:style-name="WWNum5">
                <text:list-item>
                  <text:list>
                    <text:list-item>
                      <text:p text:style-name="P44"><text:span text:style-name="T7">“Document”</text:span></text:p>
                    </text:list-item>
                  </text:list>
                </text:list-item>
              </text:list>
            </table:table-cell>
            <table:table-cell table:style-name="Table1.A1" office:value-type="string">
              <text:p text:style-name="P60"><text:span text:style-name="T1">includes, unless otherwise indicated, any document sent or supplied in Electronic Form;</text:span></text:p>
            </table:table-cell>
          </table:table-row>
          <table:table-row table:style-name="Table1.1">
            <table:table-cell table:style-name="Table1.A1" office:value-type="string">
              <text:list xml:id="list20954562243676" text:continue-numbering="true" text:style-name="WWNum5">
                <text:list-item>
                  <text:list>
                    <text:list-item>
                      <text:p text:style-name="P44"><text:span text:style-name="T7">“Electronic Form” and “Electronic Means”</text:span></text:p>
                    </text:list-item>
                  </text:list>
                </text:list-item>
              </text:list>
            </table:table-cell>
            <table:table-cell table:style-name="Table1.A1" office:value-type="string">
              <text:p text:style-name="P60"><text:span text:style-name="T1">have the meanings respectively given to them in Section 1168 of the Companies Act 2006;</text:span></text:p>
            </table:table-cell>
          </table:table-row>
          <table:table-row table:style-name="Table1.1">
            <table:table-cell table:style-name="Table1.A1" office:value-type="string">
              <text:list xml:id="list20953174982272" text:continue-numbering="true" text:style-name="WWNum5">
                <text:list-item>
                  <text:list>
                    <text:list-item>
                      <text:p text:style-name="P44"><text:span text:style-name="T7">“Hard Copy Form”</text:span></text:p>
                    </text:list-item>
                  </text:list>
                </text:list-item>
              </text:list>
            </table:table-cell>
            <table:table-cell table:style-name="Table1.A1" office:value-type="string">
              <text:p text:style-name="P60"><text:span text:style-name="T1">has the meaning given to it in the Companies Act 2006;</text:span></text:p>
            </table:table-cell>
          </table:table-row>
          <table:table-row table:style-name="Table1.1">
            <table:table-cell table:style-name="Table1.A1" office:value-type="string">
              <text:list xml:id="list20953598253363" text:continue-numbering="true" text:style-name="WWNum5">
                <text:list-item>
                  <text:list>
                    <text:list-item>
                      <text:p text:style-name="P44"><text:span text:style-name="T7">“Memorandum”</text:span></text:p>
                    </text:list-item>
                  </text:list>
                </text:list-item>
              </text:list>
            </table:table-cell>
            <table:table-cell table:style-name="Table1.A1" office:value-type="string">
              <text:p text:style-name="P60"><text:span text:style-name="T1">the Company’s memorandum of association;</text:span></text:p>
            </table:table-cell>
          </table:table-row>
          <table:table-row table:style-name="Table1.1">
            <table:table-cell table:style-name="Table1.A1" office:value-type="string">
              <text:list xml:id="list20954102386369" text:continue-numbering="true" text:style-name="WWNum5">
                <text:list-item>
                  <text:list>
                    <text:list-item>
                      <text:p text:style-name="P44"><text:span text:style-name="T7">“participate”</text:span></text:p>
                    </text:list-item>
                  </text:list>
                </text:list-item>
              </text:list>
            </table:table-cell>
            <table:table-cell table:style-name="Table1.A1" office:value-type="string">
              <text:p text:style-name="P60"><text:span text:style-name="T1">in relation to a Directors’ meeting, has the meaning given in Article 1</text:span>5<text:span text:style-name="T1">;</text:span></text:p>
            </table:table-cell>
          </table:table-row>
          <table:table-row table:style-name="Table1.1">
            <table:table-cell table:style-name="Table1.A1" office:value-type="string">
              <text:list xml:id="list20953528664018" text:continue-numbering="true" text:style-name="WWNum5">
                <text:list-item>
                  <text:list>
                    <text:list-item>
                      <text:p text:style-name="P44"><text:span text:style-name="T7">“Permitted Industrial and Provident Society”</text:span></text:p>
                    </text:list-item>
                  </text:list>
                </text:list-item>
              </text:list>
            </table:table-cell>
            <table:table-cell table:style-name="Table1.A1" office:value-type="string">
              <text:p text:style-name="P60"><text:span text:style-name="T1">an industrial and provident society which has a restriction on the use of its assets in accordance with Regulation 4 of the Community Benefit Societies (Restriction on Use of Assets) Regulations 2006 or Regulation 4 of the Community Benefit Societies (Restriction on Use of Assets) Regulations (Northern Ireland) 2006;</text:span></text:p>
            </table:table-cell>
          </table:table-row>
          <table:table-row table:style-name="Table1.1">
            <table:table-cell table:style-name="Table1.A1" office:value-type="string">
              <text:list xml:id="list20953777035120" text:continue-numbering="true" text:style-name="WWNum5">
                <text:list-item>
                  <text:list>
                    <text:list-item>
                      <text:p text:style-name="P61"><text:span text:style-name="T4">“Proxy Notice”</text:span></text:p>
                    </text:list-item>
                  </text:list>
                </text:list-item>
              </text:list>
            </table:table-cell>
            <table:table-cell table:style-name="Table1.A1" office:value-type="string">
              <text:p text:style-name="P60">has the meaning given in Article 42;</text:p>
            </table:table-cell>
          </table:table-row>
          <text:soft-page-break/>
          <table:table-row table:style-name="Table1.1">
            <table:table-cell table:style-name="Table1.A1" office:value-type="string">
              <text:list xml:id="list20954177143000" text:continue-numbering="true" text:style-name="WWNum5">
                <text:list-item>
                  <text:list>
                    <text:list-item>
                      <text:p text:style-name="P44"><text:span text:style-name="T7">“the Regulator”</text:span></text:p>
                    </text:list-item>
                  </text:list>
                </text:list-item>
              </text:list>
            </table:table-cell>
            <table:table-cell table:style-name="Table1.A1" office:value-type="string">
              <text:p text:style-name="P60"><text:span text:style-name="T1">means the Regulator of Community Interest Companies;</text:span></text:p>
            </table:table-cell>
          </table:table-row>
          <table:table-row table:style-name="Table1.1">
            <table:table-cell table:style-name="Table1.A1" office:value-type="string">
              <text:list xml:id="list20953265186488" text:continue-numbering="true" text:style-name="WWNum5">
                <text:list-item>
                  <text:list>
                    <text:list-item>
                      <text:p text:style-name="P44"><text:span text:style-name="T7">“Secretary”</text:span></text:p>
                    </text:list-item>
                  </text:list>
                </text:list-item>
              </text:list>
            </table:table-cell>
            <table:table-cell table:style-name="Table1.A1" office:value-type="string">
              <text:p text:style-name="P60"><text:span text:style-name="T1">the secretary of the Company (if any);</text:span></text:p>
            </table:table-cell>
          </table:table-row>
          <table:table-row table:style-name="Table1.1">
            <table:table-cell table:style-name="Table1.A1" office:value-type="string">
              <text:list xml:id="list20954251603549" text:continue-numbering="true" text:style-name="WWNum5">
                <text:list-item>
                  <text:list>
                    <text:list-item>
                      <text:p text:style-name="P44"><text:span text:style-name="T7">“specified”</text:span></text:p>
                    </text:list-item>
                  </text:list>
                </text:list-item>
              </text:list>
            </table:table-cell>
            <table:table-cell table:style-name="Table1.A1" office:value-type="string">
              <text:p text:style-name="P60"><text:span text:style-name="T1">means specified in the memorandum or articles of association of the Company for the purposes of this paragraph;</text:span></text:p>
            </table:table-cell>
          </table:table-row>
          <table:table-row table:style-name="Table1.1">
            <table:table-cell table:style-name="Table1.A1" office:value-type="string">
              <text:list xml:id="list20954010796637" text:continue-numbering="true" text:style-name="WWNum5">
                <text:list-item>
                  <text:list>
                    <text:list-item>
                      <text:p text:style-name="P44"><text:span text:style-name="T7">“subsidiary”</text:span></text:p>
                    </text:list-item>
                  </text:list>
                </text:list-item>
              </text:list>
            </table:table-cell>
            <table:table-cell table:style-name="Table1.A1" office:value-type="string">
              <text:p text:style-name="P60"><text:span text:style-name="T1">has the meaning given in section 1159 of the Companies Act 2006;</text:span></text:p>
            </table:table-cell>
          </table:table-row>
          <table:table-row table:style-name="Table1.1">
            <table:table-cell table:style-name="Table1.A1" office:value-type="string">
              <text:list xml:id="list20954406428867" text:continue-numbering="true" text:style-name="WWNum5">
                <text:list-item>
                  <text:list>
                    <text:list-item>
                      <text:p text:style-name="P61"><text:span text:style-name="T4">“data practice”</text:span></text:p>
                    </text:list-item>
                  </text:list>
                </text:list-item>
              </text:list>
            </table:table-cell>
            <table:table-cell table:style-name="Table1.A1" office:value-type="string">
              <text:p text:style-name="P60">the collection, use and reuse of data and subsequent analysis, knowledge and decisions derived;</text:p>
            </table:table-cell>
          </table:table-row>
          <table:table-row table:style-name="Table1.1">
            <table:table-cell table:style-name="Table1.A1" office:value-type="string">
              <text:list xml:id="list20953943929407" text:continue-numbering="true" text:style-name="WWNum5">
                <text:list-item>
                  <text:list>
                    <text:list-item>
                      <text:p text:style-name="P61"><text:span text:style-name="T4">“open data”</text:span></text:p>
                    </text:list-item>
                  </text:list>
                </text:list-item>
              </text:list>
            </table:table-cell>
            <table:table-cell table:style-name="Table1.A1" office:value-type="string">
              <text:p text:style-name="P60">data that can be freely used, modified, and shared by anyone for any purpose;</text:p>
            </table:table-cell>
          </table:table-row>
          <table:table-row table:style-name="Table1.1">
            <table:table-cell table:style-name="Table1.A1" office:value-type="string">
              <text:list xml:id="list20953312634337" text:continue-numbering="true" text:style-name="WWNum5">
                <text:list-item>
                  <text:list>
                    <text:list-item>
                      <text:p text:style-name="P44"><text:span text:style-name="T7">“transfer”</text:span></text:p>
                    </text:list-item>
                  </text:list>
                </text:list-item>
              </text:list>
            </table:table-cell>
            <table:table-cell table:style-name="Table1.A1" office:value-type="string">
              <text:p text:style-name="P60"><text:span text:style-name="T1">includes every description of disposition, payment, release or distribution, and the creation or extinction of an estate or interest in, or right over, any property; and</text:span></text:p>
            </table:table-cell>
          </table:table-row>
          <table:table-row table:style-name="Table1.1">
            <table:table-cell table:style-name="Table1.A1" office:value-type="string">
              <text:list xml:id="list20954365179350" text:continue-numbering="true" text:style-name="WWNum5">
                <text:list-item>
                  <text:list>
                    <text:list-item>
                      <text:p text:style-name="P44"><text:span text:style-name="T7">“Writing”</text:span></text:p>
                    </text:list-item>
                  </text:list>
                </text:list-item>
              </text:list>
            </table:table-cell>
            <table:table-cell table:style-name="Table1.A1" office:value-type="string">
              <text:p text:style-name="P60"><text:span text:style-name="T1">the representation or reproduction of words, symbols or other information in a visible form by any method or combination of methods, whether sent or supplied in Electronic Form or otherwise.</text:span></text:p>
            </table:table-cell>
          </table:table-row>
        </table:table>
        <text:p text:style-name="P38"><text:bookmark text:name="_kgcv8k"/><text:soft-page-break/></text:p>
        <text:p text:style-name="P38"/>
        <text:p text:style-name="P38"><text:bookmark text:name="_34g0dwd"/></text:p>
        <text:list xml:id="list20954625442678" text:continue-numbering="true" text:style-name="WWNum5">
          <text:list-item>
            <text:p text:style-name="P36"><text:bookmark text:name="_1jlao46"/><text:span text:style-name="T7">Subject to clause </text:span><text:span text:style-name="T6">3 of this Schedule, any reference in the Articles to an enactment includes a reference to that enactment as re-enacted or amended from time to time and to any subordinate legislation made under it.</text:span></text:p>
          </text:list-item>
          <text:list-item>
            <text:p text:style-name="P36"><text:span text:style-name="T6">Unless the context otherwise requires, other words or expressions contained in these Articles bear the same meaning as in the Companies Acts as in force on the date when these Articles become binding on the Company.</text:span></text:p>
          </text:list-item>
        </text:list>
        <text:p text:style-name="P26"/>
        <text:p text:style-name="P2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aladea" svg:font-family="Calade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1" svg:font-family="Caladea" style:font-family-generic="swiss" style:font-pitch="variable"/>
    <style:font-face style:name="Arial1" svg:font-family="Arial" style:font-family-generic="system" style:font-pitch="variable"/>
    <style:font-face style:name="Caladea2"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adea" fo:font-size="12pt" fo:language="en" fo:country="GB" style:letter-kerning="true" style:font-name-asian="Caladea2" style:font-size-asian="12pt" style:language-asian="zh" style:country-asian="CN" style:font-name-complex="Caladea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adea" fo:font-size="12pt" fo:language="en" fo:country="GB" style:letter-kerning="true" style:font-name-asian="Caladea2" style:font-size-asian="12pt" style:language-asian="zh" style:country-asian="CN" style:font-name-complex="Caladea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1" fo:font-family="Caladea" style:font-family-generic="swiss" style:font-pitch="variable" fo:font-size="14pt" style:font-name-asian="Caladea2" style:font-family-asian="Caladea" style:font-family-generic-asian="system" style:font-pitch-asian="variable" style:font-size-asian="14pt" style:font-name-complex="Caladea2"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1665in" loext:contextual-spacing="false" fo:line-height="100%" fo:text-align="justify" style:justify-single-word="false" fo:keep-with-next="always"/>
      <style:text-properties style:text-position="0% 100%" fo:font-size="12pt" style:font-size-asian="12pt" style:font-size-complex="12pt"/>
    </style:style>
    <style:style style:name="Heading_20_2" style:display-name="Heading 2" style:family="paragraph" style:parent-style-name="normal" style:next-style-name="Standard" style:default-outline-level="" style:class="text">
      <style:paragraph-properties fo:text-align="justify" style:justify-single-word="false" fo:keep-with-next="always"/>
      <style:text-properties style:text-position="0% 100%" fo:font-size="12pt" style:font-size-asian="12pt" style:font-size-complex="12pt"/>
    </style:style>
    <style:style style:name="Heading_20_3" style:display-name="Heading 3" style:family="paragraph" style:parent-style-name="normal" style:next-style-name="Standard" style:default-outline-level="" style:class="text">
      <style:paragraph-properties fo:text-align="justify" style:justify-single-word="false" fo:keep-with-next="always">
        <style:tab-stops>
          <style:tab-stop style:position="2in"/>
        </style:tab-stops>
      </style:paragraph-properties>
      <style:text-properties style:text-position="0% 100%" fo:font-size="12pt" style:font-size-asian="12pt" style:font-size-complex="12pt"/>
    </style:style>
    <style:style style:name="Heading_20_4" style:display-name="Heading 4" style:family="paragraph" style:parent-style-name="normal" style:next-style-name="Standard" style:default-outline-level="" style:class="text">
      <style:paragraph-properties fo:text-align="justify" style:justify-single-word="false" fo:keep-with-next="always"/>
      <style:text-properties style:text-position="0% 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417in" loext:contextual-spacing="false" fo:line-height="100%" fo:text-align="justify" style:justify-single-word="false"/>
      <style:text-properties style:text-position="0% 100%" fo:font-size="12pt" style:font-size-asian="12pt" style:font-size-complex="12pt"/>
    </style:style>
    <style:style style:name="Heading_20_6" style:display-name="Heading 6" style:family="paragraph" style:parent-style-name="normal" style:next-style-name="Standard" style:default-outline-level="" style:class="text">
      <style:paragraph-properties fo:margin-top="0.1665in" fo:margin-bottom="0.0417in" loext:contextual-spacing="false" fo:line-height="100%" fo:text-align="justify" style:justify-single-word="false"/>
      <style:text-properties style:text-position="0% 100%" fo:font-size="12pt" style:font-size-asian="12pt" style:font-size-complex="12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position="0% 100%" style:font-name="Times New Roman" fo:font-family="'Times New Roman'" style:font-family-generic="roman" style:font-pitch="variable" fo:font-size="12pt" fo:font-weight="bold"/>
    </style:style>
    <style:style style:name="ListLabel_20_11" style:display-name="ListLabel 11" style:family="text">
      <style:text-properties style:text-position="0% 100%" style:font-name="Times New Roman" fo:font-family="'Times New Roman'" style:font-family-generic="roman" style:font-pitch="variable" fo:font-size="12pt" fo:font-weight="normal" style:font-weight-asian="normal"/>
    </style:style>
    <style:style style:name="ListLabel_20_12" style:display-name="ListLabel 12" style:family="text">
      <style:text-properties style:text-position="0% 100%" style:font-name="Times New Roman" fo:font-family="'Times New Roman'" style:font-family-generic="roman" style:font-pitch="variable" fo:font-size="12pt" fo:font-weight="normal" style:font-weight-asian="normal"/>
    </style:style>
    <style:style style:name="ListLabel_20_13" style:display-name="ListLabel 13" style:family="text">
      <style:text-properties style:text-position="0% 100%" style:font-name="Times New Roman" fo:font-family="'Times New Roman'" style:font-family-generic="roman" style:font-pitch="variable" fo:font-size="12pt" fo:font-weight="normal"/>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fo:color="#000000" style:text-position="0% 100%"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position="0% 100%" style:font-name="Times New Roman" fo:font-family="'Times New Roman'" style:font-family-generic="roman" style:font-pitch="variable" fo:font-size="12pt" fo:font-weight="normal"/>
    </style:style>
    <style:style style:name="ListLabel_20_38" style:display-name="ListLabel 38" style:family="text">
      <style:text-properties style:text-position="0% 100%" style:font-name="Times New Roman" fo:font-family="'Times New Roman'" style:font-family-generic="roman" style:font-pitch="variable" fo:font-size="12pt" fo:font-weight="normal" style:font-size-asian="12pt" style:font-weight-asian="normal" style:font-size-complex="12pt"/>
    </style:style>
    <style:style style:name="ListLabel_20_39" style:display-name="ListLabel 39" style:family="text">
      <style:text-properties style:text-position="0% 100%"/>
    </style:style>
    <style:style style:name="ListLabel_20_40" style:display-name="ListLabel 40" style:family="text">
      <style:text-properties style:text-position="0% 100%" fo:font-size="12pt" style:font-size-asian="12pt" style:font-size-complex="12pt"/>
    </style:style>
    <style:style style:name="ListLabel_20_41" style:display-name="ListLabel 41" style:family="text">
      <style:text-properties fo:color="#000000" style:text-position="0% 100%"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42" style:display-name="ListLabel 42" style:family="text">
      <style:text-properties fo:color="#000000" style:text-position="0% 100%"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3" style:display-name="ListLabel 43" style:family="text">
      <style:text-properties fo:color="#000000" style:text-position="0% 100%"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4" style:display-name="ListLabel 44" style:family="text">
      <style:text-properties style:text-position="0% 100%"/>
    </style:style>
    <style:style style:name="ListLabel_20_45" style:display-name="ListLabel 45" style:family="text">
      <style:text-properties fo:color="#000000" style:text-position="0% 100%"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6"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13" style:num-prefix="(" style:num-suffix=")" style:num-format="a" style:num-letter-sync="true">
        <style:list-level-properties text:list-level-position-and-space-mode="label-alignment">
          <style:list-level-label-alignment text:label-followed-by="listtab" fo:text-indent="-0.5in" fo:margin-left="1in"/>
        </style:list-level-properties>
      </text:list-level-style-number>
      <text:list-level-style-number text:level="5" text:style-name="ListLabel_20_14" style:num-suffix="." style:num-format="i">
        <style:list-level-properties text:list-level-position-and-space-mode="label-alignment">
          <style:list-level-label-alignment text:label-followed-by="listtab" fo:text-indent="-0.5in" fo:margin-left="1.5in"/>
        </style:list-level-properties>
      </text:list-level-style-number>
      <text:list-level-style-number text:level="6" text:style-name="ListLabel_20_15" style:num-prefix="(" style:num-suffix=")" style:num-format="a" style:num-letter-sync="true">
        <style:list-level-properties text:list-level-position-and-space-mode="label-alignment">
          <style:list-level-label-alignment text:label-followed-by="listtab" fo:text-indent="-0.5in" fo:margin-left="0.5in"/>
        </style:list-level-properties>
      </text:list-level-style-number>
      <text:list-level-style-number text:level="7" text:style-name="ListLabel_20_16" style:num-prefix="(" style:num-suffix=")" style:num-format="i">
        <style:list-level-properties text:list-level-position-and-space-mode="label-alignment">
          <style:list-level-label-alignment text:label-followed-by="listtab" fo:text-indent="-0.5in" fo:margin-left="0.5in"/>
        </style:list-level-properties>
      </text:list-level-style-number>
      <text:list-level-style-number text:level="8" text:style-name="ListLabel_20_17" style:num-prefix="(" style:num-suffix=")" style:num-format="A" style:num-letter-sync="true">
        <style:list-level-properties text:list-level-position-and-space-mode="label-alignment">
          <style:list-level-label-alignment text:label-followed-by="listtab" fo:text-indent="-0.5in" fo:margin-left="0.5in"/>
        </style:list-level-properties>
      </text:list-level-style-number>
      <text:list-level-style-bullet text:level="9" text:style-name="ListLabel_20_18" style:num-suffix="●" text:bullet-char="●">
        <style:list-level-properties text:list-level-position-and-space-mode="label-alignment">
          <style:list-level-label-alignment text:label-followed-by="listtab" fo:text-indent="-0.5in" fo:margin-left="0.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22"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24"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text:style-name="ListLabel_20_38"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text:style-name="ListLabel_20_39" style:num-format="1" text:display-levels="3">
        <style:list-level-properties text:list-level-position-and-space-mode="label-alignment">
          <style:list-level-label-alignment text:label-followed-by="listtab" fo:text-indent="-0.75in" fo:margin-left="1.75in"/>
        </style:list-level-properties>
      </text:list-level-style-number>
      <text:list-level-style-number text:level="4" text:style-name="ListLabel_20_40" style:num-format="1" text:display-levels="4">
        <style:list-level-properties text:list-level-position-and-space-mode="label-alignment">
          <style:list-level-label-alignment text:label-followed-by="listtab" fo:text-indent="-0.75in" fo:margin-left="2.5in"/>
        </style:list-level-properties>
      </text:list-level-style-number>
      <text:list-level-style-bullet text:level="5" text:style-name="ListLabel_20_41" style:num-suffix="●" text:bullet-char="●">
        <style:list-level-properties text:list-level-position-and-space-mode="label-alignment">
          <style:list-level-label-alignment text:label-followed-by="listtab" fo:text-indent="-0.75in" fo:margin-left="2.5in"/>
        </style:list-level-properties>
        <style:text-properties style:font-name="Arial"/>
      </text:list-level-style-bullet>
      <text:list-level-style-bullet text:level="6" text:style-name="ListLabel_20_42" style:num-suffix="●" text:bullet-char="●">
        <style:list-level-properties text:list-level-position-and-space-mode="label-alignment">
          <style:list-level-label-alignment text:label-followed-by="listtab" fo:text-indent="-0.5in" fo:margin-left="3in"/>
        </style:list-level-properties>
        <style:text-properties style:font-name="Arial"/>
      </text:list-level-style-bullet>
      <text:list-level-style-bullet text:level="7" text:style-name="ListLabel_20_43" style:num-suffix="●" text:bullet-char="●">
        <style:list-level-properties text:list-level-position-and-space-mode="label-alignment">
          <style:list-level-label-alignment text:label-followed-by="listtab" fo:text-indent="-0.5in" fo:margin-left="1in"/>
        </style:list-level-properties>
        <style:text-properties style:font-name="Arial"/>
      </text:list-level-style-bullet>
      <text:list-level-style-number text:level="8" text:style-name="ListLabel_20_44" style:num-prefix="(" style:num-suffix=")" style:num-format="A" style:num-letter-sync="true">
        <style:list-level-properties text:list-level-position-and-space-mode="label-alignment">
          <style:list-level-label-alignment text:label-followed-by="listtab" fo:text-indent="-0.5in" fo:margin-left="0.5in"/>
        </style:list-level-properties>
      </text:list-level-style-number>
      <text:list-level-style-bullet text:level="9" text:style-name="ListLabel_20_45" style:num-suffix="●" text:bullet-char="●">
        <style:list-level-properties text:list-level-position-and-space-mode="label-alignment">
          <style:list-level-label-alignment text:label-followed-by="listtab" fo:text-indent="-0.5in" fo:margin-left="0.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49"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50"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51"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54"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58"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59"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60"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63"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4902in" loext:contextual-spacing="false" fo:line-height="100%" fo:text-align="end"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3" style:family="paragraph" style:parent-style-name="Standard">
      <style:paragraph-properties fo:margin-left="0in" fo:margin-right="0in" fo:margin-top="0.4902in" fo:margin-bottom="0in" loext:contextual-spacing="false" fo:line-height="100%" fo:text-align="end" style:justify-single-word="false" fo:keep-together="auto" fo:orphans="2" fo:widows="2" fo:text-indent="0in" style:auto-text-indent="false" fo:padding="0in" fo:border="none" fo:keep-with-next="always">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4" style:family="paragraph" style:parent-style-name="Standard">
      <style:paragraph-properties fo:margin-left="0in" fo:margin-right="0in" fo:margin-top="0in" fo:margin-bottom="0.4902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29</text:page-number></text:p>
        <text:p text:style-name="MP2"/>
      </style:footer>
    </style:master-page>
    <style:master-page style:name="First_20_Page" style:display-name="First Page" style:page-layout-name="Mpm2" style:next-style-name="Standard">
      <style:header>
        <text:p text:style-name="MP3"/>
      </style:header>
      <style:footer>
        <text:p text:style-name="MP1"><text:page-number text:select-page="current">0</text:page-number></text:p>
        <text:p text:style-name="MP4"/>
      </style:footer>
    </style:master-page>
    <style:master-page style:name="Converted1" style:page-layout-name="Mpm3"/>
    <style:master-page style:name="Converted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29" meta:paragraph-count="466" meta:word-count="8084" meta:character-count="46849" meta:non-whitespace-character-count="39515"/>
    <meta:generator>LibreOfficeDev/5.1.0.3$Linux_X86_64 LibreOffice_project/</meta:generator>
  </office:meta>
</office:document-meta>
</file>